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text-align="left" fo:break-before="auto" fo:text-indent="0cm" fo:line-height="115%" fo:margin-top="0.847cm" fo:margin-left="0cm" fo:margin-right="0cm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T1_4" style:family="text">
      <style:text-properties fo:font-size="18pt" style:font-size-asian="18pt" style:font-size-complex="18pt" fo:font-weight="bold" style:font-weight-asian="bold" style:font-weight-complex="bold"/>
    </style:style>
    <style:style style:name="T1_5" style:family="text">
      <style:text-properties fo:font-size="18pt" style:font-size-asian="18pt" style:font-size-complex="18pt" fo:font-weight="bold" style:font-weight-asian="bold" style:font-weight-complex="bold"/>
    </style:style>
    <style:style style:name="T1_6" style:family="text">
      <style:text-properties fo:font-size="18pt" style:font-size-asian="18pt" style:font-size-complex="18pt" fo:font-weight="bold" style:font-weight-asian="bold" style:font-weight-complex="bold"/>
    </style:style>
    <style:style style:name="T1_7" style:family="text">
      <style:text-properties fo:font-size="18pt" style:font-size-asian="18pt" style:font-size-complex="18pt" fo:font-weight="bold" style:font-weight-asian="bold" style:font-weight-complex="bold"/>
    </style:style>
    <style:style style:name="T1_8" style:family="text">
      <style:text-properties fo:font-size="18pt" style:font-size-asian="18pt" style:font-size-complex="18pt" fo:font-weight="bold" style:font-weight-asian="bold" style:font-weight-complex="bold"/>
    </style:style>
    <style:style style:name="T1_9" style:family="text">
      <style:text-properties fo:font-size="18pt" style:font-size-asian="18pt" style:font-size-complex="18pt" fo:font-weight="bold" style:font-weight-asian="bold" style:font-weight-complex="bold"/>
    </style:style>
    <style:style style:name="T1_10" style:family="text">
      <style:text-properties fo:font-size="18pt" style:font-size-asian="18pt" style:font-size-complex="18pt" fo:font-weight="bold" style:font-weight-asian="bold" style:font-weight-complex="bold"/>
    </style:style>
    <style:style style:name="T1_11" style:family="text">
      <style:text-properties fo:font-size="18pt" style:font-size-asian="18pt" style:font-size-complex="18pt" fo:font-weight="bold" style:font-weight-asian="bold" style:font-weight-complex="bold"/>
    </style:style>
    <style:style style:name="T1_12" style:family="text">
      <style:text-properties fo:font-size="18pt" style:font-size-asian="18pt" style:font-size-complex="18pt" fo:font-weight="bold" style:font-weight-asian="bold" style:font-weight-complex="bold"/>
    </style:style>
    <style:style style:name="T1_13" style:family="text">
      <style:text-properties fo:font-size="18pt" style:font-size-asian="18pt" style:font-size-complex="18pt" fo:font-weight="bold" style:font-weight-asian="bold" style:font-weight-complex="bold"/>
    </style:style>
    <style:style style:name="T1_14" style:family="text">
      <style:text-properties fo:font-size="18pt" style:font-size-asian="18pt" style:font-size-complex="18pt" fo:font-weight="bold" style:font-weight-asian="bold" style:font-weight-complex="bold"/>
    </style:style>
    <style:style style:name="T1_15" style:family="text">
      <style:text-properties fo:font-size="18pt" style:font-size-asian="18pt" style:font-size-complex="18pt" fo:font-weight="bold" style:font-weight-asian="bold" style:font-weight-complex="bold"/>
    </style:style>
    <style:style style:name="T1_16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2_1" style:family="text"/>
    <style:style style:name="P3" style:family="paragraph" style:parent-style-name="Heading_20_3">
      <style:paragraph-properties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P4" style:family="paragraph" style:parent-style-name="Standard">
      <style:paragraph-properties fo:break-before="auto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P5" style:family="paragraph" style:parent-style-name="Heading_20_3">
      <style:paragraph-properties fo:break-before="auto" style:writing-mode="lr-tb"/>
    </style:style>
    <style:style style:name="T5_1" style:family="text"/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T5_5" style:family="text">
      <style:text-properties fo:font-weight="bold" style:font-weight-asian="bold" style:font-weight-complex="bold"/>
    </style:style>
    <style:style style:name="T5_6" style:family="text">
      <style:text-properties fo:font-weight="bold" style:font-weight-asian="bold" style:font-weight-complex="bold"/>
    </style:style>
    <style:style style:name="T5_7" style:family="text">
      <style:text-properties fo:font-weight="bold" style:font-weight-asian="bold" style:font-weight-complex="bold"/>
    </style:style>
    <style:style style:name="T5_8" style:family="text">
      <style:text-properties fo:font-weight="bold" style:font-weight-asian="bold" style:font-weight-complex="bold"/>
    </style:style>
    <style:style style:name="T5_9" style:family="text">
      <style:text-properties fo:font-weight="bold" style:font-weight-asian="bold" style:font-weight-complex="bold"/>
    </style:style>
    <style:style style:name="T5_10" style:family="text">
      <style:text-properties fo:font-weight="bold" style:font-weight-asian="bold" style:font-weight-complex="bold"/>
    </style:style>
    <style:style style:name="T5_11" style:family="text"/>
    <style:style style:name="P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P7" style:family="paragraph" style:parent-style-name="Standard">
      <style:paragraph-properties fo:break-before="auto" style:writing-mode="lr-tb"/>
    </style:style>
    <style:style style:name="P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P9" style:family="paragraph" style:parent-style-name="Standard">
      <style:paragraph-properties fo:break-before="auto" style:writing-mode="lr-tb"/>
    </style:style>
    <style:style style:name="P10" style:family="paragraph" style:parent-style-name="Standard">
      <style:paragraph-properties fo:break-before="auto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P11" style:family="paragraph" style:parent-style-name="Heading_20_3">
      <style:paragraph-properties fo:break-before="auto" style:writing-mode="lr-tb"/>
    </style:style>
    <style:style style:name="T11_1" style:family="text"/>
    <style:style style:name="T11_2" style:family="text">
      <style:text-properties fo:font-weight="bold" style:font-weight-asian="bold" style:font-weight-complex="bold"/>
    </style:style>
    <style:style style:name="T11_3" style:family="text">
      <style:text-properties fo:font-weight="bold" style:font-weight-asian="bold" style:font-weight-complex="bold"/>
    </style:style>
    <style:style style:name="T11_4" style:family="text">
      <style:text-properties fo:font-weight="bold" style:font-weight-asian="bold" style:font-weight-complex="bold"/>
    </style:style>
    <style:style style:name="T11_5" style:family="text">
      <style:text-properties fo:font-weight="bold" style:font-weight-asian="bold" style:font-weight-complex="bold"/>
    </style:style>
    <style:style style:name="T11_6" style:family="text">
      <style:text-properties fo:font-weight="bold" style:font-weight-asian="bold" style:font-weight-complex="bold"/>
    </style:style>
    <style:style style:name="T11_7" style:family="text">
      <style:text-properties fo:font-weight="bold" style:font-weight-asian="bold" style:font-weight-complex="bold"/>
    </style:style>
    <style:style style:name="T11_8" style:family="text">
      <style:text-properties fo:font-weight="bold" style:font-weight-asian="bold" style:font-weight-complex="bold"/>
    </style:style>
    <style:style style:name="T11_9" style:family="text"/>
    <style:style style:name="P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P13" style:family="paragraph" style:parent-style-name="Heading_20_3">
      <style:paragraph-properties fo:break-before="auto" style:writing-mode="lr-tb"/>
    </style:style>
    <style:style style:name="T13_1" style:family="text"/>
    <style:style style:name="T13_2" style:family="text">
      <style:text-properties fo:font-weight="bold" style:font-weight-asian="bold" style:font-weight-complex="bold"/>
    </style:style>
    <style:style style:name="T13_3" style:family="text">
      <style:text-properties fo:font-weight="bold" style:font-weight-asian="bold" style:font-weight-complex="bold"/>
    </style:style>
    <style:style style:name="T13_4" style:family="text">
      <style:text-properties fo:font-weight="bold" style:font-weight-asian="bold" style:font-weight-complex="bold"/>
    </style:style>
    <style:style style:name="T13_5" style:family="text">
      <style:text-properties fo:font-weight="bold" style:font-weight-asian="bold" style:font-weight-complex="bold"/>
    </style:style>
    <style:style style:name="T13_6" style:family="text">
      <style:text-properties fo:font-weight="bold" style:font-weight-asian="bold" style:font-weight-complex="bold"/>
    </style:style>
    <style:style style:name="T13_7" style:family="text">
      <style:text-properties fo:font-weight="bold" style:font-weight-asian="bold" style:font-weight-complex="bold"/>
    </style:style>
    <style:style style:name="T13_8" style:family="text">
      <style:text-properties fo:font-weight="bold" style:font-weight-asian="bold" style:font-weight-complex="bold"/>
    </style:style>
    <style:style style:name="T13_9" style:family="text">
      <style:text-properties fo:font-weight="bold" style:font-weight-asian="bold" style:font-weight-complex="bold"/>
    </style:style>
    <style:style style:name="T13_10" style:family="text">
      <style:text-properties fo:font-weight="bold" style:font-weight-asian="bold" style:font-weight-complex="bold"/>
    </style:style>
    <style:style style:name="T13_11" style:family="text">
      <style:text-properties fo:font-weight="bold" style:font-weight-asian="bold" style:font-weight-complex="bold"/>
    </style:style>
    <style:style style:name="T13_12" style:family="text">
      <style:text-properties fo:font-weight="bold" style:font-weight-asian="bold" style:font-weight-complex="bold"/>
    </style:style>
    <style:style style:name="T13_13" style:family="text">
      <style:text-properties fo:font-weight="bold" style:font-weight-asian="bold" style:font-weight-complex="bold"/>
    </style:style>
    <style:style style:name="T13_14" style:family="text">
      <style:text-properties fo:font-weight="bold" style:font-weight-asian="bold" style:font-weight-complex="bold"/>
    </style:style>
    <style:style style:name="T13_15" style:family="text">
      <style:text-properties fo:font-weight="bold" style:font-weight-asian="bold" style:font-weight-complex="bold"/>
    </style:style>
    <style:style style:name="T13_16" style:family="text"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P16" style:family="paragraph" style:parent-style-name="Standard">
      <style:paragraph-properties fo:break-before="auto" style:writing-mode="lr-tb"/>
    </style:style>
    <style:style style:name="P17" style:family="paragraph" style:parent-style-name="Heading_20_3">
      <style:paragraph-properties fo:break-before="auto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>
      <style:text-properties fo:font-weight="bold" style:font-weight-asian="bold" style:font-weight-complex="bold"/>
    </style:style>
    <style:style style:name="T17_4" style:family="text">
      <style:text-properties fo:font-weight="bold" style:font-weight-asian="bold" style:font-weight-complex="bold"/>
    </style:style>
    <style:style style:name="T17_5" style:family="text">
      <style:text-properties fo:font-weight="bold" style:font-weight-asian="bold" style:font-weight-complex="bold"/>
    </style:style>
    <style:style style:name="T17_6" style:family="text">
      <style:text-properties fo:font-weight="bold" style:font-weight-asian="bold" style:font-weight-complex="bold"/>
    </style:style>
    <style:style style:name="T17_7" style:family="text">
      <style:text-properties fo:font-weight="bold" style:font-weight-asian="bold" style:font-weight-complex="bold"/>
    </style:style>
    <style:style style:name="T17_8" style:family="text">
      <style:text-properties fo:font-weight="bold" style:font-weight-asian="bold" style:font-weight-complex="bold"/>
    </style:style>
    <style:style style:name="T17_9" style:family="text">
      <style:text-properties fo:font-weight="bold" style:font-weight-asian="bold" style:font-weight-complex="bold"/>
    </style:style>
    <style:style style:name="T17_10" style:family="text"/>
    <style:style style:name="P18" style:family="paragraph" style:parent-style-name="Standard">
      <style:paragraph-properties fo:break-before="auto" fo:margin-top="0cm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P19" style:family="paragraph" style:parent-style-name="Standard">
      <style:paragraph-properties fo:break-before="auto" fo:margin-top="0cm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P2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T20_3" style:family="text"/>
    <style:style style:name="T20_4" style:family="text"/>
    <style:style style:name="T20_5" style:family="text"/>
    <style:style style:name="T20_6" style:family="text"/>
    <style:style style:name="P21" style:family="paragraph" style:parent-style-name="Standard">
      <style:paragraph-properties fo:break-before="auto" fo:margin-top="0cm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P2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P2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P2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P25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P26" style:family="paragraph" style:parent-style-name="Heading_20_3">
      <style:paragraph-properties fo:break-before="auto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P27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P29" style:family="paragraph" style:parent-style-name="Standard">
      <style:paragraph-properties fo:break-before="auto" style:writing-mode="lr-tb"/>
    </style:style>
    <style:style style:name="P30" style:family="paragraph" style:parent-style-name="Standard">
      <style:paragraph-properties fo:break-before="auto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P31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P32" style:family="paragraph" style:parent-style-name="Standard">
      <style:paragraph-properties fo:break-before="auto" style:writing-mode="lr-tb"/>
    </style:style>
    <style:style style:name="P33" style:family="paragraph" style:parent-style-name="Standard">
      <style:paragraph-properties fo:break-before="auto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P3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P3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P3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P3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P3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P3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P4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P4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P4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P43" style:family="paragraph" style:parent-style-name="Heading_20_3">
      <style:paragraph-properties fo:text-align="left" fo:break-before="auto" fo:text-indent="0cm" fo:line-height="115%" fo:margin-top="0.494cm" fo:margin-left="0cm" fo:margin-right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P44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 style:writing-mode="lr-tb"/>
    </style:style>
    <style:style style:name="T44_1" style:family="text"/>
    <style:style style:name="T44_2" style:family="text"/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P50" style:family="paragraph" style:parent-style-name="Heading_20_4">
      <style:paragraph-properties fo:break-before="auto" style:writing-mode="lr-tb"/>
    </style:style>
    <style:style style:name="T50_1" style:family="text"/>
    <style:style style:name="T50_2" style:family="text"/>
    <style:style style:name="P51" style:family="paragraph" style:parent-style-name="Standard">
      <style:paragraph-properties fo:break-before="auto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P52" style:family="paragraph" style:parent-style-name="Heading_20_4">
      <style:paragraph-properties fo:break-before="auto" style:writing-mode="lr-tb"/>
    </style:style>
    <style:style style:name="T52_1" style:family="text"/>
    <style:style style:name="T52_2" style:family="text"/>
    <style:style style:name="P53" style:family="paragraph" style:parent-style-name="Standard">
      <style:paragraph-properties fo:break-before="auto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P54" style:family="paragraph" style:parent-style-name="Heading_20_4">
      <style:paragraph-properties fo:break-before="auto" style:writing-mode="lr-tb"/>
    </style:style>
    <style:style style:name="T54_1" style:family="text"/>
    <style:style style:name="T54_2" style:family="text"/>
    <style:style style:name="P55" style:family="paragraph" style:parent-style-name="Standard">
      <style:paragraph-properties fo:break-before="auto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P56" style:family="paragraph" style:parent-style-name="Standard">
      <style:paragraph-properties fo:break-before="auto" style:writing-mode="lr-tb"/>
    </style:style>
    <style:style style:name="P57" style:family="paragraph" style:parent-style-name="Standard">
      <style:paragraph-properties fo:break-before="auto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P58" style:family="paragraph" style:parent-style-name="Heading_20_4">
      <style:paragraph-properties fo:break-before="auto" style:writing-mode="lr-tb"/>
    </style:style>
    <style:style style:name="T58_1" style:family="text"/>
    <style:style style:name="T58_2" style:family="text"/>
    <style:style style:name="P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T59_76" style:family="text"/>
    <style:style style:name="T59_77" style:family="text"/>
    <style:style style:name="T59_78" style:family="text"/>
    <style:style style:name="T59_79" style:family="text"/>
    <style:style style:name="T59_80" style:family="text"/>
    <style:style style:name="T59_81" style:family="text"/>
    <style:style style:name="T59_82" style:family="text"/>
    <style:style style:name="T59_83" style:family="text"/>
    <style:style style:name="T59_84" style:family="text"/>
    <style:style style:name="T59_85" style:family="text"/>
    <style:style style:name="T59_86" style:family="text"/>
    <style:style style:name="P60" style:family="paragraph" style:parent-style-name="Heading_20_4">
      <style:paragraph-properties fo:break-before="auto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P67" style:family="paragraph" style:parent-style-name="Heading_20_4">
      <style:paragraph-properties fo:break-before="auto" style:writing-mode="lr-tb"/>
    </style:style>
    <style:style style:name="T67_1" style:family="text"/>
    <style:style style:name="T67_2" style:family="text"/>
    <style:style style:name="P68" style:family="paragraph" style:parent-style-name="Standard">
      <style:paragraph-properties fo:break-before="auto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P69" style:family="paragraph" style:parent-style-name="Heading_20_4">
      <style:paragraph-properties fo:break-before="auto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P70" style:family="paragraph" style:parent-style-name="Standard">
      <style:paragraph-properties fo:text-align="left" fo:break-before="auto" fo:line-height="115%" fo:margin-top="0cm" fo:margin-right="0cm" style:writing-mode="lr-tb"/>
      <style:text-properties fo:font-weight="bold" style:font-weight-asian="bold" style:font-weight-complex="bold"/>
    </style:style>
    <style:style style:name="P7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P72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P73" style:family="paragraph" style:parent-style-name="Heading_20_4">
      <style:paragraph-properties fo:break-before="auto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P74" style:family="paragraph" style:parent-style-name="Standard">
      <style:paragraph-properties fo:break-before="auto" fo:margin-top="0cm" style:writing-mode="lr-tb"/>
    </style:style>
    <style:style style:name="T74_1" style:family="text"/>
    <style:style style:name="P75" style:family="paragraph" style:parent-style-name="Standard">
      <style:paragraph-properties fo:break-before="auto" fo:margin-top="0cm" style:writing-mode="lr-tb"/>
    </style:style>
    <style:style style:name="T75_1" style:family="text"/>
    <style:style style:name="P76" style:family="paragraph" style:parent-style-name="Standard">
      <style:paragraph-properties fo:break-before="auto" fo:margin-top="0cm" style:writing-mode="lr-tb"/>
    </style:style>
    <style:style style:name="T76_1" style:family="text"/>
    <style:style style:name="P77" style:family="paragraph" style:parent-style-name="Standard">
      <style:paragraph-properties fo:break-before="auto" fo:margin-top="0cm" style:writing-mode="lr-tb"/>
    </style:style>
    <style:style style:name="T77_1" style:family="text"/>
    <style:style style:name="P78" style:family="paragraph" style:parent-style-name="Standard">
      <style:paragraph-properties fo:break-before="auto" fo:margin-top="0cm" style:writing-mode="lr-tb"/>
    </style:style>
    <style:style style:name="T78_1" style:family="text"/>
    <style:style style:name="P79" style:family="paragraph" style:parent-style-name="Standard">
      <style:paragraph-properties fo:break-before="auto" fo:margin-top="0cm" style:writing-mode="lr-tb"/>
    </style:style>
    <style:style style:name="T79_1" style:family="text"/>
    <style:style style:name="P80" style:family="paragraph" style:parent-style-name="Standard">
      <style:paragraph-properties fo:break-before="auto" fo:margin-top="0cm" style:writing-mode="lr-tb"/>
    </style:style>
    <style:style style:name="T80_1" style:family="text"/>
    <style:style style:name="P81" style:family="paragraph" style:parent-style-name="Standard">
      <style:paragraph-properties fo:break-before="auto" fo:margin-top="0cm" style:writing-mode="lr-tb"/>
    </style:style>
    <style:style style:name="T81_1" style:family="text"/>
    <style:style style:name="P8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2_1" style:family="text"/>
    <style:style style:name="P83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83_1" style:family="text"/>
    <style:style style:name="P84" style:family="paragraph" style:parent-style-name="Heading_20_4">
      <style:paragraph-properties fo:break-before="auto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P85" style:family="paragraph" style:parent-style-name="Standard">
      <style:paragraph-properties fo:text-align="left" fo:break-before="auto" fo:line-height="115%" fo:margin-top="0cm" fo:margin-right="0cm" style:writing-mode="lr-tb"/>
      <style:text-properties fo:font-weight="bold" style:font-weight-asian="bold" style:font-weight-complex="bold"/>
    </style:style>
    <style:style style:name="P8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P87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P88" style:family="paragraph" style:parent-style-name="Heading_20_4">
      <style:paragraph-properties fo:break-before="auto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P89" style:family="paragraph" style:parent-style-name="Standard">
      <style:paragraph-properties fo:break-before="auto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P90" style:family="paragraph" style:parent-style-name="Standard">
      <style:paragraph-properties fo:break-before="auto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/>
    <style:style style:name="T90_61" style:family="text"/>
    <style:style style:name="T90_62" style:family="text"/>
    <style:style style:name="T90_63" style:family="text"/>
    <style:style style:name="T90_64" style:family="text"/>
    <style:style style:name="T90_65" style:family="text"/>
    <style:style style:name="T90_66" style:family="text"/>
    <style:style style:name="T90_67" style:family="text"/>
    <style:style style:name="T90_68" style:family="text"/>
    <style:style style:name="T90_69" style:family="text"/>
    <style:style style:name="T90_70" style:family="text"/>
    <style:style style:name="T90_71" style:family="text"/>
    <style:style style:name="T90_72" style:family="text"/>
    <style:style style:name="T90_73" style:family="text"/>
    <style:style style:name="T90_74" style:family="text"/>
    <style:style style:name="T90_75" style:family="text"/>
    <style:style style:name="T90_76" style:family="text"/>
    <style:style style:name="T90_77" style:family="text"/>
    <style:style style:name="T90_78" style:family="text"/>
    <style:style style:name="T90_79" style:family="text"/>
    <style:style style:name="T90_80" style:family="text"/>
    <style:style style:name="T90_81" style:family="text"/>
    <style:style style:name="T90_82" style:family="text"/>
    <style:style style:name="T90_83" style:family="text"/>
    <style:style style:name="T90_84" style:family="text"/>
    <style:style style:name="T90_85" style:family="text"/>
    <style:style style:name="T90_86" style:family="text"/>
    <style:style style:name="T90_87" style:family="text"/>
    <style:style style:name="T90_88" style:family="text"/>
    <style:style style:name="T90_89" style:family="text"/>
    <style:style style:name="T90_90" style:family="text"/>
    <style:style style:name="T90_91" style:family="text"/>
    <style:style style:name="T90_92" style:family="text"/>
    <style:style style:name="T90_93" style:family="text"/>
    <style:style style:name="T90_94" style:family="text"/>
    <style:style style:name="T90_95" style:family="text"/>
    <style:style style:name="T90_96" style:family="text"/>
    <style:style style:name="T90_97" style:family="text"/>
    <style:style style:name="T90_98" style:family="text"/>
    <style:style style:name="T90_99" style:family="text"/>
    <style:style style:name="T90_100" style:family="text"/>
    <style:style style:name="T90_101" style:family="text"/>
    <style:style style:name="T90_102" style:family="text"/>
    <style:style style:name="T90_103" style:family="text"/>
    <style:style style:name="T90_104" style:family="text"/>
    <style:style style:name="T90_105" style:family="text"/>
    <style:style style:name="T90_106" style:family="text"/>
    <style:style style:name="T90_107" style:family="text"/>
    <style:style style:name="T90_108" style:family="text"/>
    <style:style style:name="T90_109" style:family="text"/>
    <style:style style:name="T90_110" style:family="text"/>
    <style:style style:name="T90_111" style:family="text"/>
    <style:style style:name="T90_112" style:family="text"/>
    <style:style style:name="T90_113" style:family="text"/>
    <style:style style:name="T90_114" style:family="text"/>
    <style:style style:name="T90_115" style:family="text"/>
    <style:style style:name="T90_116" style:family="text"/>
    <style:style style:name="T90_117" style:family="text"/>
    <style:style style:name="T90_118" style:family="text"/>
    <style:style style:name="T90_119" style:family="text"/>
    <style:style style:name="T90_120" style:family="text"/>
    <style:style style:name="T90_121" style:family="text"/>
    <style:style style:name="T90_122" style:family="text"/>
    <style:style style:name="T90_123" style:family="text"/>
    <style:style style:name="T90_124" style:family="text"/>
    <style:style style:name="T90_125" style:family="text"/>
    <style:style style:name="T90_126" style:family="text"/>
    <style:style style:name="T90_127" style:family="text"/>
    <style:style style:name="T90_128" style:family="text"/>
    <style:style style:name="T90_129" style:family="text"/>
    <style:style style:name="T90_130" style:family="text"/>
    <style:style style:name="T90_131" style:family="text"/>
    <style:style style:name="T90_132" style:family="text"/>
    <style:style style:name="T90_133" style:family="text"/>
    <style:style style:name="T90_134" style:family="text"/>
    <style:style style:name="T90_135" style:family="text"/>
    <style:style style:name="T90_136" style:family="text"/>
  </office:automatic-styles>
  <office:body>
    <office:text>
      <text:h text:style-name="P1" text:outline-level="10"><text:bookmark-start text:name="h.ek9k8y4xqaks"/><text:bookmark-end text:name="h.ek9k8y4xqaks"/><text:span text:style-name="T1_1">Requirements</text:span><text:span text:style-name="T1_2"><text:s/></text:span><text:span text:style-name="T1_3">and</text:span><text:span text:style-name="T1_4"><text:s/></text:span><text:span text:style-name="T1_5">Analysis</text:span><text:span text:style-name="T1_6"><text:s/></text:span><text:span text:style-name="T1_7">Document</text:span><text:span text:style-name="T1_8"><text:s/></text:span><text:span text:style-name="T1_9">for</text:span><text:span text:style-name="T1_10"><text:s/></text:span><text:span text:style-name="T1_11">Project</text:span><text:span text:style-name="T1_12"><text:s/></text:span><text:span text:style-name="T1_13">Five</text:span><text:span text:style-name="T1_14"><text:s/>(</text:span><text:span text:style-name="T1_15">RAD</text:span><text:span text:style-name="T1_16">)</text:span></text:h>
      <text:h text:style-name="P2" text:outline-level="10"><text:bookmark-start text:name="h.5ik5vmf32ae7"/><text:bookmark-end text:name="h.5ik5vmf32ae7"/><text:span text:style-name="T2_1">Introduction</text:span></text:h>
      <text:h text:style-name="P3" text:outline-level="10"><text:bookmark-start text:name="h.9nsgemk4dsz2"/><text:bookmark-end text:name="h.9nsgemk4dsz2"/><text:span text:style-name="T3_1">1.1<text:s/></text:span><text:span text:style-name="T3_2">Purpose</text:span><text:span text:style-name="T3_3"><text:s/></text:span><text:span text:style-name="T3_4">of</text:span><text:span text:style-name="T3_5"><text:s/></text:span><text:span text:style-name="T3_6">application</text:span><text:span text:style-name="T3_7"><text:s/></text:span></text:h>
      <text:p text:style-name="P4"><text:span text:style-name="T4_1"><text:line-break/></text:span><text:span text:style-name="T4_2">The</text:span><text:span text:style-name="T4_3"><text:s/></text:span><text:span text:style-name="T4_4">purpose</text:span><text:span text:style-name="T4_5"><text:s/></text:span><text:span text:style-name="T4_6">of</text:span><text:span text:style-name="T4_7"><text:s/></text:span><text:span text:style-name="T4_8">the</text:span><text:span text:style-name="T4_9"><text:s/></text:span><text:span text:style-name="T4_10">project</text:span><text:span text:style-name="T4_11"><text:s/></text:span><text:span text:style-name="T4_12">is</text:span><text:span text:style-name="T4_13"><text:s/></text:span><text:span text:style-name="T4_14">to</text:span><text:span text:style-name="T4_15"><text:s/></text:span><text:span text:style-name="T4_16">build</text:span><text:span text:style-name="T4_17"><text:s/></text:span><text:span text:style-name="T4_18">an</text:span><text:span text:style-name="T4_19"><text:s/></text:span><text:span text:style-name="T4_20">application</text:span><text:span text:style-name="T4_21"><text:s/></text:span><text:span text:style-name="T4_22">for</text:span><text:span text:style-name="T4_23"><text:s/></text:span><text:span text:style-name="T4_24">a</text:span><text:span text:style-name="T4_25"><text:s/></text:span><text:span text:style-name="T4_26">simple</text:span><text:span text:style-name="T4_27">,<text:s/></text:span><text:span text:style-name="T4_28">real</text:span><text:span text:style-name="T4_29"><text:s/></text:span><text:span text:style-name="T4_30">time</text:span><text:span text:style-name="T4_31"><text:s/>3</text:span><text:span text:style-name="T4_32">D</text:span><text:span text:style-name="T4_33">-</text:span><text:span text:style-name="T4_34">rendered</text:span><text:span text:style-name="T4_35">,<text:s/></text:span><text:span text:style-name="T4_36">multi</text:span><text:span text:style-name="T4_37">-</text:span><text:span text:style-name="T4_38">player</text:span><text:span text:style-name="T4_39"><text:s/></text:span><text:span text:style-name="T4_40">game</text:span><text:span text:style-name="T4_41">,<text:s/></text:span><text:span text:style-name="T4_42">which</text:span><text:span text:style-name="T4_43"><text:s/></text:span><text:span text:style-name="T4_44">could</text:span><text:span text:style-name="T4_45"><text:s/></text:span><text:span text:style-name="T4_46">be</text:span><text:span text:style-name="T4_47"><text:s/></text:span><text:span text:style-name="T4_48">placed</text:span><text:span text:style-name="T4_49"><text:s/></text:span><text:span text:style-name="T4_50">in</text:span><text:span text:style-name="T4_51"><text:s/></text:span><text:span text:style-name="T4_52">a</text:span><text:span text:style-name="T4_53"><text:s/>“</text:span><text:span text:style-name="T4_54">real</text:span><text:span text:style-name="T4_55"><text:s/></text:span><text:span text:style-name="T4_56">time</text:span><text:span text:style-name="T4_57"><text:s/></text:span><text:span text:style-name="T4_58">tactics</text:span><text:span text:style-name="T4_59">”-</text:span><text:span text:style-name="T4_60">genre</text:span><text:span text:style-name="T4_61">.<text:s/></text:span><text:span text:style-name="T4_62">The</text:span><text:span text:style-name="T4_63"><text:s/></text:span><text:span text:style-name="T4_64">application</text:span><text:span text:style-name="T4_65"><text:s/></text:span><text:span text:style-name="T4_66">will</text:span><text:span text:style-name="T4_67"><text:s/></text:span><text:span text:style-name="T4_68">be</text:span><text:span text:style-name="T4_69"><text:s/></text:span><text:span text:style-name="T4_70">easy</text:span><text:span text:style-name="T4_71"><text:s/></text:span><text:span text:style-name="T4_72">to</text:span><text:span text:style-name="T4_73"><text:s/></text:span><text:span text:style-name="T4_74">use</text:span><text:span text:style-name="T4_75"><text:s/></text:span><text:span text:style-name="T4_76">and</text:span><text:span text:style-name="T4_77"><text:s/></text:span><text:span text:style-name="T4_78">no</text:span><text:span text:style-name="T4_79"><text:s/></text:span><text:span text:style-name="T4_80">expertise</text:span><text:span text:style-name="T4_81"><text:s/></text:span><text:span text:style-name="T4_82">should</text:span><text:span text:style-name="T4_83"><text:s/></text:span><text:span text:style-name="T4_84">be</text:span><text:span text:style-name="T4_85"><text:s/></text:span><text:span text:style-name="T4_86">needed</text:span><text:span text:style-name="T4_87"><text:s/></text:span><text:span text:style-name="T4_88">in</text:span><text:span text:style-name="T4_89"><text:s/></text:span><text:span text:style-name="T4_90">order</text:span><text:span text:style-name="T4_91"><text:s/></text:span><text:span text:style-name="T4_92">to</text:span><text:span text:style-name="T4_93"><text:s/></text:span><text:span text:style-name="T4_94">play</text:span><text:span text:style-name="T4_95">.</text:span></text:p>
      <text:h text:style-name="P5" text:outline-level="10"><text:bookmark-start text:name="h.o384a7whvhx3"/><text:bookmark-end text:name="h.o384a7whvhx3"/><text:span text:style-name="T5_1"><text:line-break/></text:span><text:span text:style-name="T5_2">1.2<text:s/></text:span><text:span text:style-name="T5_3">General</text:span><text:span text:style-name="T5_4"><text:s/></text:span><text:span text:style-name="T5_5">characteristics</text:span><text:span text:style-name="T5_6"><text:s/></text:span><text:span text:style-name="T5_7">of</text:span><text:span text:style-name="T5_8"><text:s/></text:span><text:span text:style-name="T5_9">application</text:span><text:span text:style-name="T5_10"><text:s/></text:span><text:span text:style-name="T5_11"><text:line-break/></text:span></text:h>
      <text:p text:style-name="P6"><text:span text:style-name="T6_1">The</text:span><text:span text:style-name="T6_2"><text:s/></text:span><text:span text:style-name="T6_3">initial</text:span><text:span text:style-name="T6_4"><text:s/></text:span><text:span text:style-name="T6_5">application</text:span><text:span text:style-name="T6_6"><text:s/></text:span><text:span text:style-name="T6_7">will</text:span><text:span text:style-name="T6_8"><text:s/></text:span><text:span text:style-name="T6_9">be</text:span><text:span text:style-name="T6_10"><text:s/></text:span><text:span text:style-name="T6_11">a</text:span><text:span text:style-name="T6_12"><text:s/></text:span><text:span text:style-name="T6_13">multi</text:span><text:span text:style-name="T6_14">-</text:span><text:span text:style-name="T6_15">player</text:span><text:span text:style-name="T6_16"><text:s/></text:span><text:span text:style-name="T6_17">game</text:span><text:span text:style-name="T6_18"><text:s/></text:span><text:span text:style-name="T6_19">for</text:span><text:span text:style-name="T6_20"><text:s/></text:span><text:span text:style-name="T6_21">two</text:span><text:span text:style-name="T6_22"><text:s/></text:span><text:span text:style-name="T6_23">or</text:span><text:span text:style-name="T6_24"><text:s/></text:span><text:span text:style-name="T6_25">more</text:span><text:span text:style-name="T6_26"><text:s/></text:span><text:span text:style-name="T6_27">players</text:span><text:span text:style-name="T6_28">.<text:s/></text:span><text:span text:style-name="T6_29">It</text:span><text:span text:style-name="T6_30"><text:s/></text:span><text:span text:style-name="T6_31">will</text:span><text:span text:style-name="T6_32"><text:s/></text:span><text:span text:style-name="T6_33">be</text:span><text:span text:style-name="T6_34"><text:s/></text:span><text:span text:style-name="T6_35">using</text:span><text:span text:style-name="T6_36"><text:s/></text:span><text:span text:style-name="T6_37">the</text:span><text:span text:style-name="T6_38"><text:s/></text:span><text:span text:style-name="T6_39">jMonkeyEngine</text:span><text:span text:style-name="T6_40"><text:s/></text:span><text:span text:style-name="T6_41">supporting</text:span><text:span text:style-name="T6_42"><text:s/></text:span><text:span text:style-name="T6_43">all</text:span><text:span text:style-name="T6_44"><text:s/></text:span><text:span text:style-name="T6_45">desktop</text:span><text:span text:style-name="T6_46"><text:s/></text:span><text:span text:style-name="T6_47">platforms</text:span><text:span text:style-name="T6_48"><text:s/>(</text:span><text:span text:style-name="T6_49">Windows</text:span><text:span text:style-name="T6_50">/</text:span><text:span text:style-name="T6_51">Mac</text:span><text:span text:style-name="T6_52">/</text:span><text:span text:style-name="T6_53">Linux</text:span><text:span text:style-name="T6_54">).</text:span></text:p>
      <text:p text:style-name="P7"/>
      <text:p text:style-name="P8"><text:span text:style-name="T8_1">The</text:span><text:span text:style-name="T8_2"><text:s/></text:span><text:span text:style-name="T8_3">game</text:span><text:span text:style-name="T8_4"><text:s/></text:span><text:span text:style-name="T8_5">consists</text:span><text:span text:style-name="T8_6"><text:s/></text:span><text:span text:style-name="T8_7">of</text:span><text:span text:style-name="T8_8"><text:s/></text:span><text:span text:style-name="T8_9">an</text:span><text:span text:style-name="T8_10"><text:s/></text:span><text:span text:style-name="T8_11">ocean</text:span><text:span text:style-name="T8_12">-</text:span><text:span text:style-name="T8_13">like</text:span><text:span text:style-name="T8_14"><text:s/></text:span><text:span text:style-name="T8_15">terrain</text:span><text:span text:style-name="T8_16"><text:s/></text:span><text:span text:style-name="T8_17">where</text:span><text:span text:style-name="T8_18"><text:s/></text:span><text:span text:style-name="T8_19">each</text:span><text:span text:style-name="T8_20"><text:s/></text:span><text:span text:style-name="T8_21">player</text:span><text:span text:style-name="T8_22"><text:s/></text:span><text:span text:style-name="T8_23">controls</text:span><text:span text:style-name="T8_24"><text:s/></text:span><text:span text:style-name="T8_25">a</text:span><text:span text:style-name="T8_26"><text:s/></text:span><text:span text:style-name="T8_27">single</text:span><text:span text:style-name="T8_28"><text:s/></text:span><text:span text:style-name="T8_29">unit</text:span><text:span text:style-name="T8_30"><text:s/></text:span><text:span text:style-name="T8_31">which</text:span><text:span text:style-name="T8_32"><text:s/></text:span><text:span text:style-name="T8_33">he</text:span><text:span text:style-name="T8_34"><text:s/></text:span><text:span text:style-name="T8_35">can</text:span><text:span text:style-name="T8_36"><text:s/></text:span><text:span text:style-name="T8_37">move</text:span><text:span text:style-name="T8_38"><text:s/></text:span><text:span text:style-name="T8_39">across</text:span><text:span text:style-name="T8_40"><text:s/></text:span><text:span text:style-name="T8_41">the</text:span><text:span text:style-name="T8_42"><text:s/>“</text:span><text:span text:style-name="T8_43">battlefield</text:span><text:span text:style-name="T8_44">”.<text:s/></text:span><text:span text:style-name="T8_45">A</text:span><text:span text:style-name="T8_46"><text:s/></text:span><text:span text:style-name="T8_47">round</text:span><text:span text:style-name="T8_48"><text:s/></text:span><text:span text:style-name="T8_49">ends</text:span><text:span text:style-name="T8_50"><text:s/></text:span><text:span text:style-name="T8_51">when</text:span><text:span text:style-name="T8_52"><text:s/></text:span><text:span text:style-name="T8_53">a</text:span><text:span text:style-name="T8_54"><text:s/></text:span><text:span text:style-name="T8_55">player</text:span><text:span text:style-name="T8_56"><text:s/></text:span><text:span text:style-name="T8_57">has</text:span><text:span text:style-name="T8_58"><text:s/></text:span><text:span text:style-name="T8_59">eliminated</text:span><text:span text:style-name="T8_60"><text:s/></text:span><text:span text:style-name="T8_61">all</text:span><text:span text:style-name="T8_62"><text:s/></text:span><text:span text:style-name="T8_63">other</text:span><text:span text:style-name="T8_64"><text:s/></text:span><text:span text:style-name="T8_65">player</text:span><text:span text:style-name="T8_66"><text:s/></text:span><text:span text:style-name="T8_67">controlled</text:span><text:span text:style-name="T8_68"><text:s/></text:span><text:span text:style-name="T8_69">units</text:span><text:span text:style-name="T8_70">,<text:s/></text:span><text:span text:style-name="T8_71">which</text:span><text:span text:style-name="T8_72"><text:s/></text:span><text:span text:style-name="T8_73">is</text:span><text:span text:style-name="T8_74"><text:s/></text:span><text:span text:style-name="T8_75">done</text:span><text:span text:style-name="T8_76"><text:s/></text:span><text:span text:style-name="T8_77">by</text:span><text:span text:style-name="T8_78"><text:s/></text:span><text:span text:style-name="T8_79">depleting</text:span><text:span text:style-name="T8_80"><text:s/></text:span><text:span text:style-name="T8_81">the</text:span><text:span text:style-name="T8_82"><text:s/></text:span><text:span text:style-name="T8_83">opponents</text:span><text:span text:style-name="T8_84"><text:s/></text:span><text:span text:style-name="T8_85">hit</text:span><text:span text:style-name="T8_86"><text:s/></text:span><text:span text:style-name="T8_87">points</text:span><text:span text:style-name="T8_88"><text:s/></text:span><text:span text:style-name="T8_89">to</text:span><text:span text:style-name="T8_90"><text:s/></text:span><text:span text:style-name="T8_91">zero</text:span><text:span text:style-name="T8_92"><text:s/></text:span><text:span text:style-name="T8_93">using</text:span><text:span text:style-name="T8_94"><text:s/></text:span><text:span text:style-name="T8_95">projectiles</text:span><text:span text:style-name="T8_96"><text:s/></text:span><text:span text:style-name="T8_97">or</text:span><text:span text:style-name="T8_98"><text:s/></text:span><text:span text:style-name="T8_99">collisions</text:span><text:span text:style-name="T8_100">.</text:span></text:p>
      <text:p text:style-name="P9"/>
      <text:p text:style-name="P10"><text:span text:style-name="T10_1">A</text:span><text:span text:style-name="T10_2"><text:s/></text:span><text:span text:style-name="T10_3">game</text:span><text:span text:style-name="T10_4"><text:s/></text:span><text:span text:style-name="T10_5">ends</text:span><text:span text:style-name="T10_6"><text:s/></text:span><text:span text:style-name="T10_7">when</text:span><text:span text:style-name="T10_8"><text:s/></text:span><text:span text:style-name="T10_9">a</text:span><text:span text:style-name="T10_10"><text:s/></text:span><text:span text:style-name="T10_11">player</text:span><text:span text:style-name="T10_12"><text:s/></text:span><text:span text:style-name="T10_13">reaches</text:span><text:span text:style-name="T10_14"><text:s/></text:span><text:span text:style-name="T10_15">a</text:span><text:span text:style-name="T10_16"><text:s/></text:span><text:span text:style-name="T10_17">given</text:span><text:span text:style-name="T10_18"><text:s/></text:span><text:span text:style-name="T10_19">amount</text:span><text:span text:style-name="T10_20"><text:s/></text:span><text:span text:style-name="T10_21">of</text:span><text:span text:style-name="T10_22"><text:s/></text:span><text:span text:style-name="T10_23">won</text:span><text:span text:style-name="T10_24"><text:s/></text:span><text:span text:style-name="T10_25">rounds</text:span><text:span text:style-name="T10_26">.</text:span></text:p>
      <text:h text:style-name="P11" text:outline-level="10"><text:bookmark-start text:name="h.8muplrih7myd"/><text:bookmark-end text:name="h.8muplrih7myd"/><text:span text:style-name="T11_1"><text:line-break/></text:span><text:span text:style-name="T11_2">1.3<text:s/></text:span><text:span text:style-name="T11_3">Scope</text:span><text:span text:style-name="T11_4"><text:s/></text:span><text:span text:style-name="T11_5">of</text:span><text:span text:style-name="T11_6"><text:s/></text:span><text:span text:style-name="T11_7">application</text:span><text:span text:style-name="T11_8"><text:s/></text:span><text:span text:style-name="T11_9"><text:line-break/></text:span></text:h>
      <text:p text:style-name="P12"><text:span text:style-name="T12_1">The</text:span><text:span text:style-name="T12_2"><text:s/></text:span><text:span text:style-name="T12_3">application</text:span><text:span text:style-name="T12_4"><text:s/></text:span><text:span text:style-name="T12_5">does</text:span><text:span text:style-name="T12_6"><text:s/></text:span><text:span text:style-name="T12_7">not</text:span><text:span text:style-name="T12_8"><text:s/></text:span><text:span text:style-name="T12_9">include</text:span><text:span text:style-name="T12_10"><text:s/></text:span><text:span text:style-name="T12_11">computer</text:span><text:span text:style-name="T12_12"><text:s/></text:span><text:span text:style-name="T12_13">controlled</text:span><text:span text:style-name="T12_14"><text:s/></text:span><text:span text:style-name="T12_15">units</text:span><text:span text:style-name="T12_16">.<text:s/></text:span><text:span text:style-name="T12_17">It</text:span><text:span text:style-name="T12_18"><text:s/></text:span><text:span text:style-name="T12_19">is</text:span><text:span text:style-name="T12_20"><text:s/></text:span><text:span text:style-name="T12_21">designed</text:span><text:span text:style-name="T12_22"><text:s/></text:span><text:span text:style-name="T12_23">to</text:span><text:span text:style-name="T12_24"><text:s/></text:span><text:span text:style-name="T12_25">be</text:span><text:span text:style-name="T12_26"><text:s/></text:span><text:span text:style-name="T12_27">played</text:span><text:span text:style-name="T12_28"><text:s/></text:span><text:span text:style-name="T12_29">with</text:span><text:span text:style-name="T12_30"><text:s/></text:span><text:span text:style-name="T12_31">and</text:span><text:span text:style-name="T12_32"><text:s/></text:span><text:span text:style-name="T12_33">against</text:span><text:span text:style-name="T12_34"><text:s/></text:span><text:span text:style-name="T12_35">other</text:span><text:span text:style-name="T12_36"><text:s/></text:span><text:span text:style-name="T12_37">people</text:span><text:span text:style-name="T12_38"><text:s/></text:span><text:span text:style-name="T12_39">on</text:span><text:span text:style-name="T12_40"><text:s/></text:span><text:span text:style-name="T12_41">a</text:span><text:span text:style-name="T12_42"><text:s/></text:span><text:span text:style-name="T12_43">single</text:span><text:span text:style-name="T12_44"><text:s/></text:span><text:span text:style-name="T12_45">computer</text:span><text:span text:style-name="T12_46"><text:s/></text:span><text:span text:style-name="T12_47">running</text:span><text:span text:style-name="T12_48"><text:s/></text:span><text:span text:style-name="T12_49">Linux</text:span><text:span text:style-name="T12_50">,<text:s/></text:span><text:span text:style-name="T12_51">Mac</text:span><text:span text:style-name="T12_52"><text:s/></text:span><text:span text:style-name="T12_53">or</text:span><text:span text:style-name="T12_54"><text:s/></text:span><text:span text:style-name="T12_55">Windows</text:span><text:span text:style-name="T12_56">.<text:s/></text:span><text:span text:style-name="T12_57">The</text:span><text:span text:style-name="T12_58"><text:s/></text:span><text:span text:style-name="T12_59">application</text:span><text:span text:style-name="T12_60"><text:s/></text:span><text:span text:style-name="T12_61">will</text:span><text:span text:style-name="T12_62"><text:s/></text:span><text:span text:style-name="T12_63">not</text:span><text:span text:style-name="T12_64"><text:s/></text:span><text:span text:style-name="T12_65">save</text:span><text:span text:style-name="T12_66"><text:s/></text:span><text:span text:style-name="T12_67">any</text:span><text:span text:style-name="T12_68"><text:s/></text:span><text:span text:style-name="T12_69">particular</text:span><text:span text:style-name="T12_70"><text:s/></text:span><text:span text:style-name="T12_71">information</text:span><text:span text:style-name="T12_72">,<text:s/></text:span><text:span text:style-name="T12_73">except</text:span><text:span text:style-name="T12_74"><text:s/></text:span><text:span text:style-name="T12_75">game</text:span><text:span text:style-name="T12_76"><text:s/></text:span><text:span text:style-name="T12_77">settings</text:span><text:span text:style-name="T12_78">,<text:s/></text:span><text:span text:style-name="T12_79">between</text:span><text:span text:style-name="T12_80"><text:s/></text:span><text:span text:style-name="T12_81">games</text:span><text:span text:style-name="T12_82"><text:s/></text:span><text:span text:style-name="T12_83">but</text:span><text:span text:style-name="T12_84"><text:s/></text:span><text:span text:style-name="T12_85">should</text:span><text:span text:style-name="T12_86"><text:s/></text:span><text:span text:style-name="T12_87">be</text:span><text:span text:style-name="T12_88"><text:s/></text:span><text:span text:style-name="T12_89">able</text:span><text:span text:style-name="T12_90"><text:s/></text:span><text:span text:style-name="T12_91">to</text:span><text:span text:style-name="T12_92"><text:s/></text:span><text:span text:style-name="T12_93">produce</text:span><text:span text:style-name="T12_94"><text:s/></text:span><text:span text:style-name="T12_95">and</text:span><text:span text:style-name="T12_96"><text:s/></text:span><text:span text:style-name="T12_97">present</text:span><text:span text:style-name="T12_98"><text:s/></text:span><text:span text:style-name="T12_99">statistics</text:span><text:span text:style-name="T12_100"><text:s/></text:span><text:span text:style-name="T12_101">of</text:span><text:span text:style-name="T12_102"><text:s/></text:span><text:span text:style-name="T12_103">the</text:span><text:span text:style-name="T12_104"><text:s/></text:span><text:span text:style-name="T12_105">last</text:span><text:span text:style-name="T12_106"><text:s/></text:span><text:span text:style-name="T12_107">played</text:span><text:span text:style-name="T12_108"><text:s/></text:span><text:span text:style-name="T12_109">game</text:span><text:span text:style-name="T12_110">,<text:s/></text:span><text:span text:style-name="T12_111">such</text:span><text:span text:style-name="T12_112"><text:s/></text:span><text:span text:style-name="T12_113">as</text:span><text:span text:style-name="T12_114"><text:s/></text:span><text:span text:style-name="T12_115">winner</text:span><text:span text:style-name="T12_116">.</text:span></text:p>
      <text:h text:style-name="P13" text:outline-level="10"><text:bookmark-start text:name="h.dwoi1hkh8wy2"/><text:bookmark-end text:name="h.dwoi1hkh8wy2"/><text:span text:style-name="T13_1"><text:line-break/></text:span><text:span text:style-name="T13_2">1.4<text:s/></text:span><text:span text:style-name="T13_3">Objectives</text:span><text:span text:style-name="T13_4"><text:s/></text:span><text:span text:style-name="T13_5">and</text:span><text:span text:style-name="T13_6"><text:s/></text:span><text:span text:style-name="T13_7">success</text:span><text:span text:style-name="T13_8"><text:s/></text:span><text:span text:style-name="T13_9">criteria</text:span><text:span text:style-name="T13_10"><text:s/></text:span><text:span text:style-name="T13_11">of</text:span><text:span text:style-name="T13_12"><text:s/></text:span><text:span text:style-name="T13_13">the</text:span><text:span text:style-name="T13_14"><text:s/></text:span><text:span text:style-name="T13_15">project</text:span><text:span text:style-name="T13_16"><text:s/></text:span></text:h>
      <text:p text:style-name="P14"/>
      <text:p text:style-name="P15"><text:span text:style-name="T15_1">It</text:span><text:span text:style-name="T15_2"><text:s/></text:span><text:span text:style-name="T15_3">should</text:span><text:span text:style-name="T15_4"><text:s/></text:span><text:span text:style-name="T15_5">be</text:span><text:span text:style-name="T15_6"><text:s/></text:span><text:span text:style-name="T15_7">possible</text:span><text:span text:style-name="T15_8"><text:s/></text:span><text:span text:style-name="T15_9">to</text:span><text:span text:style-name="T15_10"><text:s/></text:span><text:span text:style-name="T15_11">play</text:span><text:span text:style-name="T15_12">,<text:s/></text:span><text:span text:style-name="T15_13">and</text:span><text:span text:style-name="T15_14"><text:s/></text:span><text:span text:style-name="T15_15">finish</text:span><text:span text:style-name="T15_16">,<text:s/></text:span><text:span text:style-name="T15_17">a</text:span><text:span text:style-name="T15_18"><text:s/></text:span><text:span text:style-name="T15_19">game</text:span><text:span text:style-name="T15_20"><text:s/></text:span><text:span text:style-name="T15_21">with</text:span><text:span text:style-name="T15_22"><text:s/></text:span><text:span text:style-name="T15_23">two</text:span><text:span text:style-name="T15_24"><text:s/></text:span><text:span text:style-name="T15_25">players</text:span><text:span text:style-name="T15_26"><text:s/></text:span><text:span text:style-name="T15_27">using</text:span><text:span text:style-name="T15_28"><text:s/></text:span><text:span text:style-name="T15_29">the</text:span><text:span text:style-name="T15_30"><text:s/></text:span><text:span text:style-name="T15_31">default</text:span><text:span text:style-name="T15_32"><text:s/></text:span><text:span text:style-name="T15_33">settings</text:span><text:span text:style-name="T15_34">.<text:s/></text:span><text:span text:style-name="T15_35">The</text:span><text:span text:style-name="T15_36"><text:s/></text:span><text:span text:style-name="T15_37">game</text:span><text:span text:style-name="T15_38"><text:s/></text:span><text:span text:style-name="T15_39">should</text:span><text:span text:style-name="T15_40"><text:s/></text:span><text:span text:style-name="T15_41">be</text:span><text:span text:style-name="T15_42"><text:s/></text:span><text:span text:style-name="T15_43">able</text:span><text:span text:style-name="T15_44"><text:s/></text:span><text:span text:style-name="T15_45">to</text:span><text:span text:style-name="T15_46"><text:s/></text:span><text:span text:style-name="T15_47">start</text:span><text:span text:style-name="T15_48">,<text:s/></text:span><text:span text:style-name="T15_49">players</text:span><text:span text:style-name="T15_50"><text:s/></text:span><text:span text:style-name="T15_51">should</text:span><text:span text:style-name="T15_52"><text:s/></text:span><text:span text:style-name="T15_53">be</text:span><text:span text:style-name="T15_54"><text:s/></text:span><text:span text:style-name="T15_55">able</text:span><text:span text:style-name="T15_56"><text:s/></text:span><text:span text:style-name="T15_57">to</text:span><text:span text:style-name="T15_58"><text:s/></text:span><text:span text:style-name="T15_59">complete</text:span><text:span text:style-name="T15_60"><text:s/></text:span><text:span text:style-name="T15_61">a</text:span><text:span text:style-name="T15_62"><text:s/></text:span><text:span text:style-name="T15_63">number</text:span><text:span text:style-name="T15_64"><text:s/></text:span><text:span text:style-name="T15_65">of</text:span><text:span text:style-name="T15_66"><text:s/></text:span><text:span text:style-name="T15_67">rounds</text:span><text:span text:style-name="T15_68">,<text:s/></text:span><text:span text:style-name="T15_69">until</text:span><text:span text:style-name="T15_70"><text:s/></text:span><text:span text:style-name="T15_71">one</text:span><text:span text:style-name="T15_72"><text:s/></text:span><text:span text:style-name="T15_73">player</text:span><text:span text:style-name="T15_74"><text:s/></text:span><text:span text:style-name="T15_75">wins</text:span><text:span text:style-name="T15_76"><text:s/></text:span><text:span text:style-name="T15_77">enough</text:span><text:span text:style-name="T15_78"><text:s/></text:span><text:span text:style-name="T15_79">rounds</text:span><text:span text:style-name="T15_80"><text:s/></text:span><text:span text:style-name="T15_81">by</text:span><text:span text:style-name="T15_82"><text:s/></text:span><text:span text:style-name="T15_83">being</text:span><text:span text:style-name="T15_84"><text:s/></text:span><text:span text:style-name="T15_85">the</text:span><text:span text:style-name="T15_86"><text:s/></text:span><text:span text:style-name="T15_87">last</text:span><text:span text:style-name="T15_88"><text:s/></text:span><text:span text:style-name="T15_89">man</text:span><text:span text:style-name="T15_90"><text:s/></text:span><text:span text:style-name="T15_91">standing</text:span><text:span text:style-name="T15_92">.<text:s/></text:span><text:span text:style-name="T15_93">During</text:span><text:span text:style-name="T15_94"><text:s/></text:span><text:span text:style-name="T15_95">gameplay</text:span><text:span text:style-name="T15_96">,<text:s/></text:span><text:span text:style-name="T15_97">must</text:span><text:span text:style-name="T15_98"><text:s/></text:span><text:span text:style-name="T15_99">be</text:span><text:span text:style-name="T15_100"><text:s/></text:span><text:span text:style-name="T15_101">able</text:span><text:span text:style-name="T15_102"><text:s/></text:span><text:span text:style-name="T15_103">to</text:span><text:span text:style-name="T15_104"><text:s/></text:span><text:span text:style-name="T15_105">pick</text:span><text:span text:style-name="T15_106"><text:s/></text:span><text:span text:style-name="T15_107">up</text:span><text:span text:style-name="T15_108"><text:s/></text:span><text:span text:style-name="T15_109">power</text:span><text:span text:style-name="T15_110"><text:s/></text:span><text:span text:style-name="T15_111">ups</text:span><text:span text:style-name="T15_112">,<text:s/></text:span><text:span text:style-name="T15_113">fire</text:span><text:span text:style-name="T15_114"><text:s/></text:span><text:span text:style-name="T15_115">shots</text:span><text:span text:style-name="T15_116"><text:s/></text:span><text:span text:style-name="T15_117">and</text:span><text:span text:style-name="T15_118"><text:s/></text:span><text:span text:style-name="T15_119">collide</text:span><text:span text:style-name="T15_120"><text:s/></text:span><text:span text:style-name="T15_121">with</text:span><text:span text:style-name="T15_122"><text:s/></text:span><text:span text:style-name="T15_123">the</text:span><text:span text:style-name="T15_124"><text:s/></text:span><text:span text:style-name="T15_125">opponent</text:span><text:span text:style-name="T15_126">.<text:s/></text:span><text:span text:style-name="T15_127">After</text:span><text:span text:style-name="T15_128"><text:s/></text:span><text:span text:style-name="T15_129">a</text:span><text:span text:style-name="T15_130"><text:s/></text:span><text:span text:style-name="T15_131">finished</text:span><text:span text:style-name="T15_132"><text:s/></text:span><text:span text:style-name="T15_133">game</text:span><text:span text:style-name="T15_134">,<text:s/></text:span><text:span text:style-name="T15_135">the</text:span><text:span text:style-name="T15_136"><text:s/></text:span><text:span text:style-name="T15_137">winner</text:span><text:span text:style-name="T15_138"><text:s/></text:span><text:span text:style-name="T15_139">will</text:span><text:span text:style-name="T15_140"><text:s/></text:span><text:span text:style-name="T15_141">be</text:span><text:span text:style-name="T15_142"><text:s/></text:span><text:span text:style-name="T15_143">announced</text:span><text:span text:style-name="T15_144">.</text:span></text:p>
      <text:p text:style-name="P16"/>
      <text:h text:style-name="P17" text:outline-level="10"><text:bookmark-start text:name="h.odb5rrhxavb0"/><text:bookmark-end text:name="h.odb5rrhxavb0"/><text:span text:style-name="T17_1">1.5<text:s/></text:span><text:span text:style-name="T17_2">Definitions</text:span><text:span text:style-name="T17_3">,<text:s/></text:span><text:span text:style-name="T17_4">acronyms</text:span><text:span text:style-name="T17_5"><text:s/></text:span><text:span text:style-name="T17_6">and</text:span><text:span text:style-name="T17_7"><text:s/></text:span><text:span text:style-name="T17_8">abbreviations</text:span><text:span text:style-name="T17_9"><text:s/></text:span><text:span text:style-name="T17_10"><text:line-break/></text:span></text:h>
      <text:list text:style-name="LS1" xml:id="list0">
        <text:list-item>
          <text:p text:style-name="P18"><text:span text:style-name="T18_1">GUI</text:span><text:span text:style-name="T18_2"><text:s/></text:span><text:span text:style-name="T18_3">-<text:s/></text:span><text:span text:style-name="T18_4">Graphical</text:span><text:span text:style-name="T18_5"><text:s/></text:span><text:span text:style-name="T18_6">User</text:span><text:span text:style-name="T18_7"><text:s/></text:span><text:span text:style-name="T18_8">Interface</text:span></text:p>
        </text:list-item>
        <text:list-item>
          <text:p text:style-name="P19"><text:span text:style-name="T19_1">jMonkeyEngine</text:span><text:span text:style-name="T19_2"><text:s/></text:span><text:span text:style-name="T19_3">-<text:s/></text:span><text:span text:style-name="T19_4">Open</text:span><text:span text:style-name="T19_5"><text:s/></text:span><text:span text:style-name="T19_6">Source</text:span><text:span text:style-name="T19_7"><text:s/></text:span><text:span text:style-name="T19_8">Java</text:span><text:span text:style-name="T19_9"><text:s/></text:span><text:span text:style-name="T19_10">Game</text:span><text:span text:style-name="T19_11"><text:s/></text:span><text:span text:style-name="T19_12">Engine</text:span><text:span text:style-name="T19_13">.<text:s/></text:span><text:span text:style-name="T19_14">jmonkeyengine</text:span><text:span text:style-name="T19_15">.</text:span><text:span text:style-name="T19_16">org</text:span></text:p>
        </text:list-item>
        <text:list-item>
          <text:p text:style-name="P20"><text:span text:style-name="T20_1">Desktop</text:span><text:span text:style-name="T20_2"><text:s/></text:span><text:span text:style-name="T20_3">-<text:s/></text:span><text:span text:style-name="T20_4">Stationary</text:span><text:span text:style-name="T20_5"><text:s/></text:span><text:span text:style-name="T20_6">computer</text:span></text:p>
        </text:list-item>
        <text:list-item>
          <text:p text:style-name="P21"><text:span text:style-name="T21_1">Hit</text:span><text:span text:style-name="T21_2"><text:s/></text:span><text:span text:style-name="T21_3">point</text:span><text:span text:style-name="T21_4"><text:s/></text:span><text:span text:style-name="T21_5">-<text:s/></text:span><text:span text:style-name="T21_6">Sort</text:span><text:span text:style-name="T21_7"><text:s/></text:span><text:span text:style-name="T21_8">of</text:span><text:span text:style-name="T21_9"><text:s/></text:span><text:span text:style-name="T21_10">a</text:span><text:span text:style-name="T21_11"><text:s/></text:span><text:span text:style-name="T21_12">health</text:span><text:span text:style-name="T21_13"><text:s/></text:span><text:span text:style-name="T21_14">point</text:span><text:span text:style-name="T21_15">.<text:s/></text:span><text:span text:style-name="T21_16">When</text:span><text:span text:style-name="T21_17"><text:s/>0,<text:s/></text:span><text:span text:style-name="T21_18">player</text:span><text:span text:style-name="T21_19"><text:s/></text:span><text:span text:style-name="T21_20">is</text:span><text:span text:style-name="T21_21"><text:s/></text:span><text:span text:style-name="T21_22">dead</text:span><text:span text:style-name="T21_23">.</text:span></text:p>
        </text:list-item>
        <text:list-item>
          <text:p text:style-name="P22"><text:span text:style-name="T22_1">Statistics</text:span><text:span text:style-name="T22_2"><text:s/></text:span><text:span text:style-name="T22_3">-<text:s/></text:span><text:span text:style-name="T22_4">Number</text:span><text:span text:style-name="T22_5"><text:s/></text:span><text:span text:style-name="T22_6">of</text:span><text:span text:style-name="T22_7"><text:s/></text:span><text:span text:style-name="T22_8">shots</text:span><text:span text:style-name="T22_9"><text:s/></text:span><text:span text:style-name="T22_10">fired</text:span><text:span text:style-name="T22_11"><text:s/></text:span><text:span text:style-name="T22_12">per</text:span><text:span text:style-name="T22_13"><text:s/></text:span><text:span text:style-name="T22_14">player</text:span><text:span text:style-name="T22_15">,<text:s/></text:span><text:span text:style-name="T22_16">accuracy</text:span><text:span text:style-name="T22_17">,<text:s/></text:span><text:span text:style-name="T22_18">winner</text:span><text:span text:style-name="T22_19"><text:s/></text:span><text:span text:style-name="T22_20">etc</text:span><text:span text:style-name="T22_21">...</text:span></text:p>
        </text:list-item>
        <text:list-item>
          <text:p text:style-name="P23"><text:span text:style-name="T23_1">Unit</text:span><text:span text:style-name="T23_2"><text:s/></text:span><text:span text:style-name="T23_3">-<text:s/></text:span><text:span text:style-name="T23_4">For</text:span><text:span text:style-name="T23_5"><text:s/></text:span><text:span text:style-name="T23_6">example</text:span><text:span text:style-name="T23_7"><text:s/></text:span><text:span text:style-name="T23_8">tank</text:span><text:span text:style-name="T23_9">,<text:s/></text:span><text:span text:style-name="T23_10">ship</text:span><text:span text:style-name="T23_11">,<text:s/></text:span><text:span text:style-name="T23_12">spaceship</text:span><text:span text:style-name="T23_13">,<text:s/></text:span><text:span text:style-name="T23_14">humvee</text:span><text:span text:style-name="T23_15"><text:s/></text:span><text:span text:style-name="T23_16">etc</text:span></text:p>
        </text:list-item>
        <text:list-item>
          <text:p text:style-name="P24"><text:span text:style-name="T24_1">Powerups</text:span><text:span text:style-name="T24_2"><text:s/></text:span><text:span text:style-name="T24_3">-<text:s/></text:span><text:span text:style-name="T24_4">For</text:span><text:span text:style-name="T24_5"><text:s/></text:span><text:span text:style-name="T24_6">example</text:span><text:span text:style-name="T24_7"><text:s/></text:span><text:span text:style-name="T24_8">speed</text:span><text:span text:style-name="T24_9">,<text:s/></text:span><text:span text:style-name="T24_10">health</text:span><text:span text:style-name="T24_11">,<text:s/></text:span><text:span text:style-name="T24_12">extra</text:span><text:span text:style-name="T24_13"><text:s/></text:span><text:span text:style-name="T24_14">damage</text:span><text:span text:style-name="T24_15"><text:s/></text:span><text:span text:style-name="T24_16">etc</text:span></text:p>
        </text:list-item>
      </text:list>
      <text:p text:style-name="P25"/>
      <text:h text:style-name="P26" text:outline-level="10"><text:bookmark-start text:name="h.yflr36l281we"/><text:bookmark-end text:name="h.yflr36l281we"/><text:span text:style-name="T26_1">2.1<text:s/></text:span><text:span text:style-name="T26_2">Functional</text:span><text:span text:style-name="T26_3"><text:s/></text:span><text:span text:style-name="T26_4">Requirements</text:span></text:h>
      <text:p text:style-name="P27"/>
      <text:p text:style-name="P28"><text:span text:style-name="T28_1">The</text:span><text:span text:style-name="T28_2"><text:s/></text:span><text:span text:style-name="T28_3">player</text:span><text:span text:style-name="T28_4">(</text:span><text:span text:style-name="T28_5">s</text:span><text:span text:style-name="T28_6">)<text:s/></text:span><text:span text:style-name="T28_7">should</text:span><text:span text:style-name="T28_8"><text:s/></text:span><text:span text:style-name="T28_9">be</text:span><text:span text:style-name="T28_10"><text:s/></text:span><text:span text:style-name="T28_11">able</text:span><text:span text:style-name="T28_12"><text:s/></text:span><text:span text:style-name="T28_13">to</text:span><text:span text:style-name="T28_14">:</text:span></text:p>
      <text:p text:style-name="P29"/>
      <text:p text:style-name="P30"><text:span text:style-name="T30_1">Before</text:span><text:span text:style-name="T30_2"><text:s/></text:span><text:span text:style-name="T30_3">the</text:span><text:span text:style-name="T30_4"><text:s/></text:span><text:span text:style-name="T30_5">game</text:span><text:span text:style-name="T30_6">:</text:span></text:p>
      <text:list text:style-name="LS2" xml:id="list7">
        <text:list-item>
          <text:p text:style-name="P31"><text:span text:style-name="T31_1">Start</text:span><text:span text:style-name="T31_2"><text:s/></text:span><text:span text:style-name="T31_3">a</text:span><text:span text:style-name="T31_4"><text:s/></text:span><text:span text:style-name="T31_5">game</text:span><text:span text:style-name="T31_6"><text:s/></text:span><text:span text:style-name="T31_7">with</text:span><text:span text:style-name="T31_8"><text:s/></text:span><text:span text:style-name="T31_9">settings</text:span><text:span text:style-name="T31_10"><text:s/></text:span><text:span text:style-name="T31_11">from</text:span><text:span text:style-name="T31_12"><text:s/></text:span><text:span text:style-name="T31_13">text</text:span><text:span text:style-name="T31_14"><text:s/></text:span><text:span text:style-name="T31_15">file</text:span><text:span text:style-name="T31_16">.</text:span></text:p>
        </text:list-item>
      </text:list>
      <text:p text:style-name="P32"/>
      <text:p text:style-name="P33"><text:span text:style-name="T33_1">In</text:span><text:span text:style-name="T33_2"><text:s/></text:span><text:span text:style-name="T33_3">the</text:span><text:span text:style-name="T33_4"><text:s/></text:span><text:span text:style-name="T33_5">game</text:span><text:span text:style-name="T33_6">:</text:span></text:p>
      <text:list text:style-name="LS3" xml:id="list8">
        <text:list-item>
          <text:p text:style-name="P34"><text:span text:style-name="T34_1">Move</text:span><text:span text:style-name="T34_2"><text:s/></text:span><text:span text:style-name="T34_3">the</text:span><text:span text:style-name="T34_4"><text:s/></text:span><text:span text:style-name="T34_5">unit</text:span><text:span text:style-name="T34_6"><text:s/></text:span><text:span text:style-name="T34_7">forwards</text:span><text:span text:style-name="T34_8">.</text:span></text:p>
        </text:list-item>
        <text:list-item>
          <text:p text:style-name="P35"><text:span text:style-name="T35_1">Steer</text:span><text:span text:style-name="T35_2"><text:s/></text:span><text:span text:style-name="T35_3">the</text:span><text:span text:style-name="T35_4"><text:s/></text:span><text:span text:style-name="T35_5">unit</text:span><text:span text:style-name="T35_6"><text:s/></text:span><text:span text:style-name="T35_7">left</text:span><text:span text:style-name="T35_8">/</text:span><text:span text:style-name="T35_9">right</text:span><text:span text:style-name="T35_10">.</text:span></text:p>
        </text:list-item>
        <text:list-item>
          <text:p text:style-name="P36"><text:span text:style-name="T36_1">Accelerate</text:span><text:span text:style-name="T36_2">/</text:span><text:span text:style-name="T36_3">slow</text:span><text:span text:style-name="T36_4"><text:s/></text:span><text:span text:style-name="T36_5">down</text:span><text:span text:style-name="T36_6"><text:s/></text:span><text:span text:style-name="T36_7">speed</text:span><text:span text:style-name="T36_8"><text:s/></text:span><text:span text:style-name="T36_9">of</text:span><text:span text:style-name="T36_10"><text:s/></text:span><text:span text:style-name="T36_11">unit</text:span><text:span text:style-name="T36_12">.</text:span></text:p>
        </text:list-item>
        <text:list-item>
          <text:p text:style-name="P37"><text:span text:style-name="T37_1">Fire</text:span><text:span text:style-name="T37_2"><text:s/></text:span><text:span text:style-name="T37_3">projectiles</text:span><text:span text:style-name="T37_4">.</text:span></text:p>
        </text:list-item>
        <text:list-item>
          <text:p text:style-name="P38"><text:span text:style-name="T38_1">Get</text:span><text:span text:style-name="T38_2"><text:s/></text:span><text:span text:style-name="T38_3">hurt</text:span><text:span text:style-name="T38_4">.</text:span></text:p>
        </text:list-item>
        <text:list-item>
          <text:p text:style-name="P39"><text:span text:style-name="T39_1">End</text:span><text:span text:style-name="T39_2"><text:s/></text:span><text:span text:style-name="T39_3">game</text:span><text:span text:style-name="T39_4"><text:s/></text:span><text:span text:style-name="T39_5">by</text:span><text:span text:style-name="T39_6"><text:s/></text:span><text:span text:style-name="T39_7">losing</text:span><text:span text:style-name="T39_8">.</text:span></text:p>
        </text:list-item>
        <text:list-item>
          <text:p text:style-name="P40"><text:span text:style-name="T40_1">End</text:span><text:span text:style-name="T40_2"><text:s/></text:span><text:span text:style-name="T40_3">game</text:span><text:span text:style-name="T40_4"><text:s/></text:span><text:span text:style-name="T40_5">by</text:span><text:span text:style-name="T40_6"><text:s/></text:span><text:span text:style-name="T40_7">winning</text:span><text:span text:style-name="T40_8">.</text:span></text:p>
        </text:list-item>
        <text:list-item>
          <text:p text:style-name="P41"><text:span text:style-name="T41_1">Collide</text:span><text:span text:style-name="T41_2"><text:s/></text:span><text:span text:style-name="T41_3">with</text:span><text:span text:style-name="T41_4"><text:s/></text:span><text:span text:style-name="T41_5">other</text:span><text:span text:style-name="T41_6"><text:s/></text:span><text:span text:style-name="T41_7">units</text:span><text:span text:style-name="T41_8"><text:s/></text:span><text:span text:style-name="T41_9">and</text:span><text:span text:style-name="T41_10"><text:s/></text:span><text:span text:style-name="T41_11">damage</text:span><text:span text:style-name="T41_12"><text:s/></text:span><text:span text:style-name="T41_13">it</text:span><text:span text:style-name="T41_14">.</text:span></text:p>
        </text:list-item>
        <text:list-item>
          <text:p text:style-name="P42"><text:span text:style-name="T42_1">Pick</text:span><text:span text:style-name="T42_2"><text:s/></text:span><text:span text:style-name="T42_3">up</text:span><text:span text:style-name="T42_4"><text:s/></text:span><text:span text:style-name="T42_5">item</text:span><text:span text:style-name="T42_6"><text:s/></text:span><text:span text:style-name="T42_7">that</text:span><text:span text:style-name="T42_8"><text:s/></text:span><text:span text:style-name="T42_9">provides</text:span><text:span text:style-name="T42_10"><text:s/></text:span><text:span text:style-name="T42_11">unit</text:span><text:span text:style-name="T42_12"><text:s/></text:span><text:span text:style-name="T42_13">with</text:span><text:span text:style-name="T42_14"><text:s/></text:span><text:span text:style-name="T42_15">powerup</text:span><text:span text:style-name="T42_16">.</text:span></text:p>
        </text:list-item>
      </text:list>
      <text:h text:style-name="P43" text:outline-level="10"><text:bookmark-start text:name="h.l35j85v9sdbq"/><text:bookmark-end text:name="h.l35j85v9sdbq"/><text:span text:style-name="T43_1">2.2<text:s/></text:span><text:span text:style-name="T43_2">Non</text:span><text:span text:style-name="T43_3">-</text:span><text:span text:style-name="T43_4">functional</text:span><text:span text:style-name="T43_5"><text:s/></text:span><text:span text:style-name="T43_6">requrements</text:span></text:h>
      <text:h text:style-name="P44" text:outline-level="10"><text:bookmark-start text:name="h.wpu4wkh4qhe7"/><text:bookmark-end text:name="h.wpu4wkh4qhe7"/><text:span text:style-name="T44_1">2.2.1<text:s/></text:span><text:span text:style-name="T44_2">Usability</text:span></text:h>
      <text:p text:style-name="P45"><text:span text:style-name="T45_1">First</text:span><text:span text:style-name="T45_2">-</text:span><text:span text:style-name="T45_3">time</text:span><text:span text:style-name="T45_4"><text:s/></text:span><text:span text:style-name="T45_5">users</text:span><text:span text:style-name="T45_6"><text:s/></text:span><text:span text:style-name="T45_7">should</text:span><text:span text:style-name="T45_8"><text:s/></text:span><text:span text:style-name="T45_9">be</text:span><text:span text:style-name="T45_10"><text:s/></text:span><text:span text:style-name="T45_11">able</text:span><text:span text:style-name="T45_12"><text:s/></text:span><text:span text:style-name="T45_13">to</text:span><text:span text:style-name="T45_14"><text:s/></text:span><text:span text:style-name="T45_15">start</text:span><text:span text:style-name="T45_16"><text:s/></text:span><text:span text:style-name="T45_17">a</text:span><text:span text:style-name="T45_18"><text:s/></text:span><text:span text:style-name="T45_19">new</text:span><text:span text:style-name="T45_20"><text:s/></text:span><text:span text:style-name="T45_21">game</text:span><text:span text:style-name="T45_22"><text:s/></text:span><text:span text:style-name="T45_23">round</text:span><text:span text:style-name="T45_24"><text:s/></text:span><text:span text:style-name="T45_25">without</text:span><text:span text:style-name="T45_26"><text:s/></text:span><text:span text:style-name="T45_27">any</text:span><text:span text:style-name="T45_28"><text:s/></text:span><text:span text:style-name="T45_29">problems</text:span><text:span text:style-name="T45_30">.<text:s/></text:span><text:span text:style-name="T45_31">Any</text:span><text:span text:style-name="T45_32"><text:s/></text:span><text:span text:style-name="T45_33">necessary</text:span><text:span text:style-name="T45_34"><text:s/></text:span><text:span text:style-name="T45_35">information</text:span><text:span text:style-name="T45_36"><text:s/></text:span><text:span text:style-name="T45_37">will</text:span><text:span text:style-name="T45_38"><text:s/></text:span><text:span text:style-name="T45_39">be</text:span><text:span text:style-name="T45_40"><text:s/></text:span><text:span text:style-name="T45_41">displayed</text:span><text:span text:style-name="T45_42"><text:s/></text:span><text:span text:style-name="T45_43">on</text:span><text:span text:style-name="T45_44"><text:s/></text:span><text:span text:style-name="T45_45">screen</text:span><text:span text:style-name="T45_46">.<text:s/></text:span></text:p>
      <text:p text:style-name="P46"/>
      <text:p text:style-name="P47"><text:span text:style-name="T47_1">The</text:span><text:span text:style-name="T47_2"><text:s/></text:span><text:span text:style-name="T47_3">game</text:span><text:span text:style-name="T47_4"><text:s/></text:span><text:span text:style-name="T47_5">will</text:span><text:span text:style-name="T47_6"><text:s/></text:span><text:span text:style-name="T47_7">only</text:span><text:span text:style-name="T47_8"><text:s/></text:span><text:span text:style-name="T47_9">be</text:span><text:span text:style-name="T47_10"><text:s/></text:span><text:span text:style-name="T47_11">in</text:span><text:span text:style-name="T47_12"><text:s/></text:span><text:span text:style-name="T47_13">English</text:span><text:span text:style-name="T47_14"><text:s/></text:span><text:span text:style-name="T47_15">since</text:span><text:span text:style-name="T47_16"><text:s/></text:span><text:span text:style-name="T47_17">user</text:span><text:span text:style-name="T47_18"><text:s/></text:span><text:span text:style-name="T47_19">does</text:span><text:span text:style-name="T47_20"><text:s/></text:span><text:span text:style-name="T47_21">not</text:span><text:span text:style-name="T47_22"><text:s/></text:span><text:span text:style-name="T47_23">have</text:span><text:span text:style-name="T47_24"><text:s/></text:span><text:span text:style-name="T47_25">to</text:span><text:span text:style-name="T47_26"><text:s/></text:span><text:span text:style-name="T47_27">be</text:span><text:span text:style-name="T47_28"><text:s/></text:span><text:span text:style-name="T47_29">very</text:span><text:span text:style-name="T47_30"><text:s/></text:span><text:span text:style-name="T47_31">familiar</text:span><text:span text:style-name="T47_32"><text:s/></text:span><text:span text:style-name="T47_33">with</text:span><text:span text:style-name="T47_34"><text:s/></text:span><text:span text:style-name="T47_35">the</text:span><text:span text:style-name="T47_36"><text:s/></text:span><text:span text:style-name="T47_37">language</text:span><text:span text:style-name="T47_38"><text:s/></text:span><text:span text:style-name="T47_39">to</text:span><text:span text:style-name="T47_40"><text:s/></text:span><text:span text:style-name="T47_41">be</text:span><text:span text:style-name="T47_42"><text:s/></text:span><text:span text:style-name="T47_43">able</text:span><text:span text:style-name="T47_44"><text:s/></text:span><text:span text:style-name="T47_45">to</text:span><text:span text:style-name="T47_46"><text:s/></text:span><text:span text:style-name="T47_47">play</text:span><text:span text:style-name="T47_48"><text:s/></text:span><text:span text:style-name="T47_49">it</text:span><text:span text:style-name="T47_50"><text:s/></text:span><text:span text:style-name="T47_51">anyway</text:span><text:span text:style-name="T47_52">.</text:span></text:p>
      <text:p text:style-name="P48"/>
      <text:p text:style-name="P49"><text:span text:style-name="T49_1">Since</text:span><text:span text:style-name="T49_2"><text:s/></text:span><text:span text:style-name="T49_3">the</text:span><text:span text:style-name="T49_4"><text:s/></text:span><text:span text:style-name="T49_5">game</text:span><text:span text:style-name="T49_6"><text:s/></text:span><text:span text:style-name="T49_7">is</text:span><text:span text:style-name="T49_8"><text:s/></text:span><text:span text:style-name="T49_9">very</text:span><text:span text:style-name="T49_10"><text:s/></text:span><text:span text:style-name="T49_11">simple</text:span><text:span text:style-name="T49_12">,<text:s/></text:span><text:span text:style-name="T49_13">no</text:span><text:span text:style-name="T49_14"><text:s/></text:span><text:span text:style-name="T49_15">user</text:span><text:span text:style-name="T49_16"><text:s/></text:span><text:span text:style-name="T49_17">manual</text:span><text:span text:style-name="T49_18"><text:s/></text:span><text:span text:style-name="T49_19">will</text:span><text:span text:style-name="T49_20"><text:s/></text:span><text:span text:style-name="T49_21">be</text:span><text:span text:style-name="T49_22"><text:s/></text:span><text:span text:style-name="T49_23">needed</text:span><text:span text:style-name="T49_24">.<text:s/></text:span><text:span text:style-name="T49_25">All</text:span><text:span text:style-name="T49_26"><text:s/></text:span><text:span text:style-name="T49_27">information</text:span><text:span text:style-name="T49_28"><text:s/></text:span><text:span text:style-name="T49_29">required</text:span><text:span text:style-name="T49_30"><text:s/></text:span><text:span text:style-name="T49_31">will</text:span><text:span text:style-name="T49_32"><text:s/></text:span><text:span text:style-name="T49_33">be</text:span><text:span text:style-name="T49_34"><text:s/></text:span><text:span text:style-name="T49_35">available</text:span><text:span text:style-name="T49_36"><text:s/></text:span><text:span text:style-name="T49_37">in</text:span><text:span text:style-name="T49_38"><text:s/></text:span><text:span text:style-name="T49_39">the</text:span><text:span text:style-name="T49_40"><text:s/></text:span><text:span text:style-name="T49_41">game</text:span><text:span text:style-name="T49_42">.</text:span></text:p>
      <text:h text:style-name="P50" text:outline-level="10"><text:bookmark-start text:name="h.a5jyuf15beot"/><text:bookmark-end text:name="h.a5jyuf15beot"/><text:span text:style-name="T50_1">2.2.2<text:s/></text:span><text:span text:style-name="T50_2">Reliability</text:span></text:h>
      <text:p text:style-name="P51"><text:span text:style-name="T51_1">N</text:span><text:span text:style-name="T51_2">/</text:span><text:span text:style-name="T51_3">A</text:span><text:span text:style-name="T51_4"><text:s/>(</text:span><text:span text:style-name="T51_5">A</text:span><text:span text:style-name="T51_6"><text:s/></text:span><text:span text:style-name="T51_7">game</text:span><text:span text:style-name="T51_8"><text:s/></text:span><text:span text:style-name="T51_9">does</text:span><text:span text:style-name="T51_10"><text:s/></text:span><text:span text:style-name="T51_11">not</text:span><text:span text:style-name="T51_12"><text:s/></text:span><text:span text:style-name="T51_13">need</text:span><text:span text:style-name="T51_14"><text:s/></text:span><text:span text:style-name="T51_15">to</text:span><text:span text:style-name="T51_16"><text:s/></text:span><text:span text:style-name="T51_17">be</text:span><text:span text:style-name="T51_18"><text:s/></text:span><text:span text:style-name="T51_19">reliable</text:span><text:span text:style-name="T51_20"><text:s/></text:span><text:span text:style-name="T51_21">in</text:span><text:span text:style-name="T51_22"><text:s/></text:span><text:span text:style-name="T51_23">this</text:span><text:span text:style-name="T51_24"><text:s/></text:span><text:span text:style-name="T51_25">meaning</text:span><text:span text:style-name="T51_26">)</text:span></text:p>
      <text:h text:style-name="P52" text:outline-level="10"><text:bookmark-start text:name="h.8w0d0hmagxs3"/><text:bookmark-end text:name="h.8w0d0hmagxs3"/><text:span text:style-name="T52_1">2.2.3<text:s/></text:span><text:span text:style-name="T52_2">Performance</text:span></text:h>
      <text:p text:style-name="P53"><text:span text:style-name="T53_1">The</text:span><text:span text:style-name="T53_2"><text:s/></text:span><text:span text:style-name="T53_3">game</text:span><text:span text:style-name="T53_4"><text:s/></text:span><text:span text:style-name="T53_5">will</text:span><text:span text:style-name="T53_6"><text:s/></text:span><text:span text:style-name="T53_7">work</text:span><text:span text:style-name="T53_8"><text:s/></text:span><text:span text:style-name="T53_9">with</text:span><text:span text:style-name="T53_10"><text:s/></text:span><text:span text:style-name="T53_11">up</text:span><text:span text:style-name="T53_12"><text:s/></text:span><text:span text:style-name="T53_13">to</text:span><text:span text:style-name="T53_14"><text:s/></text:span><text:span text:style-name="T53_15">four</text:span><text:span text:style-name="T53_16"><text:s/></text:span><text:span text:style-name="T53_17">players</text:span><text:span text:style-name="T53_18"><text:s/></text:span><text:span text:style-name="T53_19">without</text:span><text:span text:style-name="T53_20"><text:s/></text:span><text:span text:style-name="T53_21">any</text:span><text:span text:style-name="T53_22"><text:s/></text:span><text:span text:style-name="T53_23">frame</text:span><text:span text:style-name="T53_24"><text:s/></text:span><text:span text:style-name="T53_25">drops</text:span><text:span text:style-name="T53_26"><text:s/></text:span><text:span text:style-name="T53_27">on</text:span><text:span text:style-name="T53_28"><text:s/></text:span><text:span text:style-name="T53_29">a</text:span><text:span text:style-name="T53_30"><text:s/></text:span><text:span text:style-name="T53_31">fairly</text:span><text:span text:style-name="T53_32"><text:s/></text:span><text:span text:style-name="T53_33">modern</text:span><text:span text:style-name="T53_34"><text:s/></text:span><text:span text:style-name="T53_35">computer</text:span><text:span text:style-name="T53_36"><text:s/></text:span><text:span text:style-name="T53_37">without</text:span><text:span text:style-name="T53_38"><text:s/></text:span><text:span text:style-name="T53_39">any</text:span><text:span text:style-name="T53_40"><text:s/></text:span><text:span text:style-name="T53_41">problem</text:span><text:span text:style-name="T53_42">.</text:span></text:p>
      <text:h text:style-name="P54" text:outline-level="10"><text:bookmark-start text:name="h.rxgk0du0iklb"/><text:bookmark-end text:name="h.rxgk0du0iklb"/><text:span text:style-name="T54_1">2.2.4<text:s/></text:span><text:span text:style-name="T54_2">Supportability</text:span></text:h>
      <text:p text:style-name="P55"><text:span text:style-name="T55_1">The</text:span><text:span text:style-name="T55_2"><text:s/></text:span><text:span text:style-name="T55_3">application</text:span><text:span text:style-name="T55_4"><text:s/></text:span><text:span text:style-name="T55_5">will</text:span><text:span text:style-name="T55_6"><text:s/></text:span><text:span text:style-name="T55_7">be</text:span><text:span text:style-name="T55_8"><text:s/></text:span><text:span text:style-name="T55_9">implemented</text:span><text:span text:style-name="T55_10"><text:s/></text:span><text:span text:style-name="T55_11">so</text:span><text:span text:style-name="T55_12"><text:s/></text:span><text:span text:style-name="T55_13">that</text:span><text:span text:style-name="T55_14"><text:s/></text:span><text:span text:style-name="T55_15">the</text:span><text:span text:style-name="T55_16"><text:s/></text:span><text:span text:style-name="T55_17">the</text:span><text:span text:style-name="T55_18"><text:s/></text:span><text:span text:style-name="T55_19">game</text:span><text:span text:style-name="T55_20"><text:s/></text:span><text:span text:style-name="T55_21">and</text:span><text:span text:style-name="T55_22"><text:s/></text:span><text:span text:style-name="T55_23">physics</text:span><text:span text:style-name="T55_24"><text:s/></text:span><text:span text:style-name="T55_25">engine</text:span><text:span text:style-name="T55_26"><text:s/></text:span><text:span text:style-name="T55_27">is</text:span><text:span text:style-name="T55_28"><text:s/></text:span><text:span text:style-name="T55_29">easily</text:span><text:span text:style-name="T55_30"><text:s/></text:span><text:span text:style-name="T55_31">replaceable</text:span><text:span text:style-name="T55_32"><text:s/></text:span><text:span text:style-name="T55_33">to</text:span><text:span text:style-name="T55_34"><text:s/></text:span><text:span text:style-name="T55_35">i</text:span><text:span text:style-name="T55_36">.</text:span><text:span text:style-name="T55_37">e</text:span><text:span text:style-name="T55_38"><text:s/></text:span><text:span text:style-name="T55_39">support</text:span><text:span text:style-name="T55_40"><text:s/></text:span><text:span text:style-name="T55_41">other</text:span><text:span text:style-name="T55_42"><text:s/></text:span><text:span text:style-name="T55_43">platforms</text:span><text:span text:style-name="T55_44">.<text:s/></text:span><text:span text:style-name="T55_45">The</text:span><text:span text:style-name="T55_46"><text:s/></text:span><text:span text:style-name="T55_47">estimated</text:span><text:span text:style-name="T55_48"><text:s/></text:span><text:span text:style-name="T55_49">time</text:span><text:span text:style-name="T55_50"><text:s/></text:span><text:span text:style-name="T55_51">for</text:span><text:span text:style-name="T55_52"><text:s/></text:span><text:span text:style-name="T55_53">and</text:span><text:span text:style-name="T55_54"><text:s/></text:span><text:span text:style-name="T55_55">an</text:span><text:span text:style-name="T55_56"><text:s/></text:span><text:span text:style-name="T55_57">operation</text:span><text:span text:style-name="T55_58"><text:s/></text:span><text:span text:style-name="T55_59">like</text:span><text:span text:style-name="T55_60"><text:s/></text:span><text:span text:style-name="T55_61">this</text:span><text:span text:style-name="T55_62"><text:s/></text:span><text:span text:style-name="T55_63">will</text:span><text:span text:style-name="T55_64"><text:s/></text:span><text:span text:style-name="T55_65">not</text:span><text:span text:style-name="T55_66"><text:s/></text:span><text:span text:style-name="T55_67">exceed</text:span><text:span text:style-name="T55_68"><text:s/>1<text:s/></text:span><text:span text:style-name="T55_69">man</text:span><text:span text:style-name="T55_70">-</text:span><text:span text:style-name="T55_71">month</text:span><text:span text:style-name="T55_72">.</text:span></text:p>
      <text:p text:style-name="P56"/>
      <text:p text:style-name="P57"><text:span text:style-name="T57_1">Automated</text:span><text:span text:style-name="T57_2"><text:s/></text:span><text:span text:style-name="T57_3">tests</text:span><text:span text:style-name="T57_4"><text:s/></text:span><text:span text:style-name="T57_5">for</text:span><text:span text:style-name="T57_6"><text:s/></text:span><text:span text:style-name="T57_7">each</text:span><text:span text:style-name="T57_8"><text:s/></text:span><text:span text:style-name="T57_9">model</text:span><text:span text:style-name="T57_10"><text:s/></text:span><text:span text:style-name="T57_11">will</text:span><text:span text:style-name="T57_12"><text:s/></text:span><text:span text:style-name="T57_13">be</text:span><text:span text:style-name="T57_14"><text:s/></text:span><text:span text:style-name="T57_15">included</text:span><text:span text:style-name="T57_16"><text:s/></text:span><text:span text:style-name="T57_17">to</text:span><text:span text:style-name="T57_18"><text:s/></text:span><text:span text:style-name="T57_19">ensure</text:span><text:span text:style-name="T57_20"><text:s/></text:span><text:span text:style-name="T57_21">that</text:span><text:span text:style-name="T57_22"><text:s/></text:span><text:span text:style-name="T57_23">all</text:span><text:span text:style-name="T57_24"><text:s/></text:span><text:span text:style-name="T57_25">functionality</text:span><text:span text:style-name="T57_26"><text:s/></text:span><text:span text:style-name="T57_27">works</text:span><text:span text:style-name="T57_28">.<text:s/></text:span><text:span text:style-name="T57_29">GUI</text:span><text:span text:style-name="T57_30"><text:s/></text:span><text:span text:style-name="T57_31">will</text:span><text:span text:style-name="T57_32"><text:s/></text:span><text:span text:style-name="T57_33">be</text:span><text:span text:style-name="T57_34"><text:s/></text:span><text:span text:style-name="T57_35">tested</text:span><text:span text:style-name="T57_36"><text:s/></text:span><text:span text:style-name="T57_37">and</text:span><text:span text:style-name="T57_38"><text:s/></text:span><text:span text:style-name="T57_39">results</text:span><text:span text:style-name="T57_40"><text:s/></text:span><text:span text:style-name="T57_41">recorded</text:span><text:span text:style-name="T57_42"><text:s/></text:span><text:span text:style-name="T57_43">to</text:span><text:span text:style-name="T57_44"><text:s/></text:span><text:span text:style-name="T57_45">be</text:span><text:span text:style-name="T57_46"><text:s/></text:span><text:span text:style-name="T57_47">included</text:span><text:span text:style-name="T57_48"><text:s/></text:span><text:span text:style-name="T57_49">in</text:span><text:span text:style-name="T57_50"><text:s/></text:span><text:span text:style-name="T57_51">the</text:span><text:span text:style-name="T57_52"><text:s/></text:span><text:span text:style-name="T57_53">final</text:span><text:span text:style-name="T57_54"><text:s/></text:span><text:span text:style-name="T57_55">documentation</text:span><text:span text:style-name="T57_56">.</text:span></text:p>
      <text:h text:style-name="P58" text:outline-level="10"><text:bookmark-start text:name="h.wg7zk6snfi01"/><text:bookmark-end text:name="h.wg7zk6snfi01"/><text:span text:style-name="T58_1">2.2.5<text:s/></text:span><text:span text:style-name="T58_2">Implementation</text:span></text:h>
      <text:p text:style-name="P59"><text:span text:style-name="T59_1">The</text:span><text:span text:style-name="T59_2"><text:s/></text:span><text:span text:style-name="T59_3">application</text:span><text:span text:style-name="T59_4"><text:s/></text:span><text:span text:style-name="T59_5">is</text:span><text:span text:style-name="T59_6"><text:s/></text:span><text:span text:style-name="T59_7">implemented</text:span><text:span text:style-name="T59_8"><text:s/></text:span><text:span text:style-name="T59_9">in</text:span><text:span text:style-name="T59_10"><text:s/></text:span><text:span text:style-name="T59_11">Java</text:span><text:span text:style-name="T59_12"><text:s/></text:span><text:span text:style-name="T59_13">environment</text:span><text:span text:style-name="T59_14"><text:s/></text:span><text:span text:style-name="T59_15">to</text:span><text:span text:style-name="T59_16"><text:s/></text:span><text:span text:style-name="T59_17">support</text:span><text:span text:style-name="T59_18"><text:s/></text:span><text:span text:style-name="T59_19">Windows</text:span><text:span text:style-name="T59_20">,<text:s/></text:span><text:span text:style-name="T59_21">Mac</text:span><text:span text:style-name="T59_22"><text:s/></text:span><text:span text:style-name="T59_23">and</text:span><text:span text:style-name="T59_24"><text:s/></text:span><text:span text:style-name="T59_25">Linux</text:span><text:span text:style-name="T59_26">.<text:s/></text:span><text:span text:style-name="T59_27">The</text:span><text:span text:style-name="T59_28"><text:s/></text:span><text:span text:style-name="T59_29">JRE</text:span><text:span text:style-name="T59_30"><text:s/></text:span><text:span text:style-name="T59_31">is</text:span><text:span text:style-name="T59_32"><text:s/></text:span><text:span text:style-name="T59_33">therefore</text:span><text:span text:style-name="T59_34"><text:s/></text:span><text:span text:style-name="T59_35">required</text:span><text:span text:style-name="T59_36"><text:s/></text:span><text:span text:style-name="T59_37">in</text:span><text:span text:style-name="T59_38"><text:s/></text:span><text:span text:style-name="T59_39">order</text:span><text:span text:style-name="T59_40"><text:s/></text:span><text:span text:style-name="T59_41">to</text:span><text:span text:style-name="T59_42"><text:s/></text:span><text:span text:style-name="T59_43">run</text:span><text:span text:style-name="T59_44"><text:s/></text:span><text:span text:style-name="T59_45">the</text:span><text:span text:style-name="T59_46"><text:s/></text:span><text:span text:style-name="T59_47">game</text:span><text:span text:style-name="T59_48">.<text:s/></text:span><text:span text:style-name="T59_49">Linux</text:span><text:span text:style-name="T59_50"><text:s/></text:span><text:span text:style-name="T59_51">systems</text:span><text:span text:style-name="T59_52"><text:s/></text:span><text:span text:style-name="T59_53">using</text:span><text:span text:style-name="T59_54"><text:s/></text:span><text:span text:style-name="T59_55">the</text:span><text:span text:style-name="T59_56"><text:s/></text:span><text:span text:style-name="T59_57">Mesa</text:span><text:span text:style-name="T59_58"><text:s/></text:span><text:span text:style-name="T59_59">OpenGL</text:span><text:span text:style-name="T59_60"><text:s/></text:span><text:span text:style-name="T59_61">driver</text:span><text:span text:style-name="T59_62"><text:s/></text:span><text:span text:style-name="T59_63">may</text:span><text:span text:style-name="T59_64"><text:s/></text:span><text:span text:style-name="T59_65">require</text:span><text:span text:style-name="T59_66"><text:s/></text:span><text:span text:style-name="T59_67">additional</text:span><text:span text:style-name="T59_68"><text:s/></text:span><text:span text:style-name="T59_69">libraries</text:span><text:span text:style-name="T59_70"><text:s/></text:span><text:span text:style-name="T59_71">such</text:span><text:span text:style-name="T59_72"><text:s/></text:span><text:span text:style-name="T59_73">as</text:span><text:span text:style-name="T59_74"><text:s/></text:span><text:span text:style-name="T59_75">libtxc</text:span><text:span text:style-name="T59_76">-</text:span><text:span text:style-name="T59_77">dxtn</text:span><text:span text:style-name="T59_78"><text:s/></text:span><text:span text:style-name="T59_79">to</text:span><text:span text:style-name="T59_80"><text:s/></text:span><text:span text:style-name="T59_81">support</text:span><text:span text:style-name="T59_82"><text:s/></text:span><text:span text:style-name="T59_83">DXT</text:span><text:span text:style-name="T59_84">1-</text:span><text:span text:style-name="T59_85">compression</text:span><text:span text:style-name="T59_86">.<text:s/></text:span></text:p>
      <text:h text:style-name="P60" text:outline-level="10"><text:bookmark-start text:name="h.w90phv7926hp"/><text:bookmark-end text:name="h.w90phv7926hp"/><text:span text:style-name="T60_1">2.2.6<text:s/></text:span><text:span text:style-name="T60_2">Packaging</text:span><text:span text:style-name="T60_3"><text:s/></text:span><text:span text:style-name="T60_4">and</text:span><text:span text:style-name="T60_5"><text:s/></text:span><text:span text:style-name="T60_6">installation</text:span></text:h>
      <text:p text:style-name="P61"><text:span text:style-name="T61_1">The</text:span><text:span text:style-name="T61_2"><text:s/></text:span><text:span text:style-name="T61_3">whole</text:span><text:span text:style-name="T61_4"><text:s/></text:span><text:span text:style-name="T61_5">package</text:span><text:span text:style-name="T61_6"><text:s/></text:span><text:span text:style-name="T61_7">will</text:span><text:span text:style-name="T61_8"><text:s/></text:span><text:span text:style-name="T61_9">contain</text:span><text:span text:style-name="T61_10">:</text:span></text:p>
      <text:p text:style-name="P62"><text:span text:style-name="T62_1">-<text:s/></text:span><text:span text:style-name="T62_2">A</text:span><text:span text:style-name="T62_3"><text:s/></text:span><text:span text:style-name="T62_4">README</text:span><text:span text:style-name="T62_5"><text:s/></text:span><text:span text:style-name="T62_6">file</text:span><text:span text:style-name="T62_7"><text:s/></text:span><text:span text:style-name="T62_8">documenting</text:span><text:span text:style-name="T62_9"><text:s/></text:span><text:span text:style-name="T62_10">how</text:span><text:span text:style-name="T62_11"><text:s/></text:span><text:span text:style-name="T62_12">to</text:span><text:span text:style-name="T62_13"><text:s/></text:span><text:span text:style-name="T62_14">start</text:span><text:span text:style-name="T62_15"><text:s/></text:span><text:span text:style-name="T62_16">and</text:span><text:span text:style-name="T62_17"><text:s/></text:span><text:span text:style-name="T62_18">use</text:span><text:span text:style-name="T62_19"><text:s/></text:span><text:span text:style-name="T62_20">the</text:span><text:span text:style-name="T62_21"><text:s/></text:span><text:span text:style-name="T62_22">game</text:span></text:p>
      <text:p text:style-name="P63"><text:span text:style-name="T63_1">-<text:s/></text:span><text:span text:style-name="T63_2">An</text:span><text:span text:style-name="T63_3"><text:s/></text:span><text:span text:style-name="T63_4">executable</text:span><text:span text:style-name="T63_5"><text:s/></text:span><text:span text:style-name="T63_6">jar</text:span><text:span text:style-name="T63_7"><text:s/></text:span><text:span text:style-name="T63_8">file</text:span><text:span text:style-name="T63_9"><text:s/></text:span><text:span text:style-name="T63_10">to</text:span><text:span text:style-name="T63_11"><text:s/></text:span><text:span text:style-name="T63_12">launch</text:span><text:span text:style-name="T63_13"><text:s/></text:span><text:span text:style-name="T63_14">the</text:span><text:span text:style-name="T63_15"><text:s/></text:span><text:span text:style-name="T63_16">game</text:span><text:span text:style-name="T63_17"><text:s/></text:span><text:span text:style-name="T63_18">with</text:span></text:p>
      <text:p text:style-name="P64"><text:span text:style-name="T64_1">-<text:s/></text:span><text:span text:style-name="T64_2">Resources</text:span><text:span text:style-name="T64_3"><text:s/></text:span><text:span text:style-name="T64_4">such</text:span><text:span text:style-name="T64_5"><text:s/></text:span><text:span text:style-name="T64_6">as</text:span><text:span text:style-name="T64_7"><text:s/></text:span><text:span text:style-name="T64_8">graphics</text:span><text:span text:style-name="T64_9">,<text:s/></text:span><text:span text:style-name="T64_10">and</text:span><text:span text:style-name="T64_11"><text:s/></text:span><text:span text:style-name="T64_12">other</text:span><text:span text:style-name="T64_13"><text:s/></text:span><text:span text:style-name="T64_14">media</text:span><text:span text:style-name="T64_15"><text:s/></text:span><text:span text:style-name="T64_16">used</text:span><text:span text:style-name="T64_17"><text:s/></text:span><text:span text:style-name="T64_18">by</text:span><text:span text:style-name="T64_19"><text:s/></text:span><text:span text:style-name="T64_20">the</text:span><text:span text:style-name="T64_21"><text:s/></text:span><text:span text:style-name="T64_22">game</text:span><text:span text:style-name="T64_23">.</text:span></text:p>
      <text:p text:style-name="P65"/>
      <text:p text:style-name="P66"><text:span text:style-name="T66_1">Packaged</text:span><text:span text:style-name="T66_2"><text:s/></text:span><text:span text:style-name="T66_3">into</text:span><text:span text:style-name="T66_4"><text:s/></text:span><text:span text:style-name="T66_5">a</text:span><text:span text:style-name="T66_6"><text:s/></text:span><text:span text:style-name="T66_7">zip</text:span><text:span text:style-name="T66_8"><text:s/></text:span><text:span text:style-name="T66_9">archive</text:span><text:span text:style-name="T66_10">.</text:span></text:p>
      <text:h text:style-name="P67" text:outline-level="10"><text:bookmark-start text:name="h.qpnpe4exfyds"/><text:bookmark-end text:name="h.qpnpe4exfyds"/><text:span text:style-name="T67_1">2.2.7<text:s/></text:span><text:span text:style-name="T67_2">Legal</text:span></text:h>
      <text:p text:style-name="P68"><text:span text:style-name="T68_1">There</text:span><text:span text:style-name="T68_2"><text:s/></text:span><text:span text:style-name="T68_3">are</text:span><text:span text:style-name="T68_4"><text:s/></text:span><text:span text:style-name="T68_5">no</text:span><text:span text:style-name="T68_6"><text:s/></text:span><text:span text:style-name="T68_7">known</text:span><text:span text:style-name="T68_8"><text:s/></text:span><text:span text:style-name="T68_9">legal</text:span><text:span text:style-name="T68_10"><text:s/></text:span><text:span text:style-name="T68_11">issues</text:span><text:span text:style-name="T68_12"><text:s/></text:span><text:span text:style-name="T68_13">regarding</text:span><text:span text:style-name="T68_14"><text:s/></text:span><text:span text:style-name="T68_15">neither</text:span><text:span text:style-name="T68_16"><text:s/></text:span><text:span text:style-name="T68_17">the</text:span><text:span text:style-name="T68_18"><text:s/></text:span><text:span text:style-name="T68_19">issued</text:span><text:span text:style-name="T68_20"><text:s/></text:span><text:span text:style-name="T68_21">frameworks</text:span><text:span text:style-name="T68_22"><text:s/></text:span><text:span text:style-name="T68_23">nor</text:span><text:span text:style-name="T68_24"><text:s/></text:span><text:span text:style-name="T68_25">the</text:span><text:span text:style-name="T68_26"><text:s/></text:span><text:span text:style-name="T68_27">game</text:span><text:span text:style-name="T68_28"><text:s/></text:span><text:span text:style-name="T68_29">title</text:span><text:span text:style-name="T68_30">.</text:span></text:p>
      <text:h text:style-name="P69" text:outline-level="10"><text:bookmark-start text:name="h.6l96z02t4mk"/><text:bookmark-end text:name="h.6l96z02t4mk"/><text:span text:style-name="T69_1">2.3.1<text:s/></text:span><text:span text:style-name="T69_2">Use</text:span><text:span text:style-name="T69_3"><text:s/></text:span><text:span text:style-name="T69_4">Case</text:span><text:span text:style-name="T69_5"><text:s/></text:span><text:span text:style-name="T69_6">Model</text:span></text:h>
      <text:p text:style-name="P70"/>
      <text:p text:style-name="P71"><text:span text:style-name="T71_1">See</text:span><text:span text:style-name="T71_2"><text:s/></text:span><text:span text:style-name="T71_3">appendix</text:span><text:span text:style-name="T71_4">.</text:span></text:p>
      <text:p text:style-name="P72"/>
      <text:h text:style-name="P73" text:outline-level="10"><text:bookmark-start text:name="h.bxh0sam7sy5"/><text:bookmark-end text:name="h.bxh0sam7sy5"/><text:span text:style-name="T73_1">2.3.2<text:s/></text:span><text:span text:style-name="T73_2">Use</text:span><text:span text:style-name="T73_3"><text:s/></text:span><text:span text:style-name="T73_4">Case</text:span><text:span text:style-name="T73_5"><text:s/></text:span><text:span text:style-name="T73_6">Priority</text:span></text:h>
      <text:list text:style-name="LS4" xml:id="list17">
        <text:list-item>
          <text:p text:style-name="P74"><text:span text:style-name="T74_1">StartRound</text:span></text:p>
        </text:list-item>
        <text:list-item>
          <text:p text:style-name="P75"><text:span text:style-name="T75_1">Navigate</text:span></text:p>
        </text:list-item>
        <text:list-item>
          <text:p text:style-name="P76"><text:span text:style-name="T76_1">Fire</text:span></text:p>
        </text:list-item>
        <text:list-item>
          <text:p text:style-name="P77"><text:span text:style-name="T77_1">EndRound</text:span></text:p>
        </text:list-item>
        <text:list-item>
          <text:p text:style-name="P78"><text:span text:style-name="T78_1">Collide</text:span></text:p>
        </text:list-item>
        <text:list-item>
          <text:p text:style-name="P79"><text:span text:style-name="T79_1">RunGame</text:span></text:p>
        </text:list-item>
        <text:list-item>
          <text:p text:style-name="P80"><text:span text:style-name="T80_1">EndGame</text:span></text:p>
        </text:list-item>
        <text:list-item>
          <text:p text:style-name="P81"><text:span text:style-name="T81_1">PickupItem</text:span></text:p>
        </text:list-item>
        <text:list-item>
          <text:p text:style-name="P82"><text:span text:style-name="T82_1">Exit</text:span></text:p>
        </text:list-item>
        <text:list-item>
          <text:p text:style-name="P83"><text:span text:style-name="T83_1">Pause</text:span></text:p>
        </text:list-item>
      </text:list>
      <text:h text:style-name="P84" text:outline-level="10"><text:bookmark-start text:name="h.u2ykiq81c03d"/><text:bookmark-end text:name="h.u2ykiq81c03d"/><text:span text:style-name="T84_1">2.3.3<text:s/></text:span><text:span text:style-name="T84_2">Domain</text:span><text:span text:style-name="T84_3"><text:s/></text:span><text:span text:style-name="T84_4">Model</text:span></text:h>
      <text:p text:style-name="P85"/>
      <text:p text:style-name="P86"><text:span text:style-name="T86_1">See</text:span><text:span text:style-name="T86_2"><text:s/></text:span><text:span text:style-name="T86_3">appendix</text:span><text:span text:style-name="T86_4">.</text:span></text:p>
      <text:p text:style-name="P87"/>
      <text:h text:style-name="P88" text:outline-level="10"><text:bookmark-start text:name="h.oqp4v31t08al"/><text:bookmark-end text:name="h.oqp4v31t08al"/><text:span text:style-name="T88_1">2.3.4<text:s/></text:span><text:span text:style-name="T88_2">User</text:span><text:span text:style-name="T88_3"><text:s/></text:span><text:span text:style-name="T88_4">Interface</text:span></text:h>
      <text:p text:style-name="P89"><text:span text:style-name="T89_1">The</text:span><text:span text:style-name="T89_2"><text:s/></text:span><text:span text:style-name="T89_3">application</text:span><text:span text:style-name="T89_4"><text:s/></text:span><text:span text:style-name="T89_5">will</text:span><text:span text:style-name="T89_6"><text:s/></text:span><text:span text:style-name="T89_7">use</text:span><text:span text:style-name="T89_8"><text:s/></text:span><text:span text:style-name="T89_9">a</text:span><text:span text:style-name="T89_10"><text:s/></text:span><text:span text:style-name="T89_11">very</text:span><text:span text:style-name="T89_12"><text:s/></text:span><text:span text:style-name="T89_13">minimalistic</text:span><text:span text:style-name="T89_14">,<text:s/></text:span><text:span text:style-name="T89_15">fixed</text:span><text:span text:style-name="T89_16"><text:s/>(</text:span><text:span text:style-name="T89_17">non</text:span><text:span text:style-name="T89_18">-</text:span><text:span text:style-name="T89_19">resizable</text:span><text:span text:style-name="T89_20">,<text:s/></text:span><text:span text:style-name="T89_21">non</text:span><text:span text:style-name="T89_22">-</text:span><text:span text:style-name="T89_23">themeable</text:span><text:span text:style-name="T89_24">)<text:s/></text:span><text:span text:style-name="T89_25">GUI</text:span><text:span text:style-name="T89_26">.<text:s/></text:span><text:span text:style-name="T89_27">Application</text:span><text:span text:style-name="T89_28"><text:s/></text:span><text:span text:style-name="T89_29">will</text:span><text:span text:style-name="T89_30"><text:s/></text:span><text:span text:style-name="T89_31">run</text:span><text:span text:style-name="T89_32"><text:s/></text:span><text:span text:style-name="T89_33">on</text:span><text:span text:style-name="T89_34"><text:s/></text:span><text:span text:style-name="T89_35">fullscreen</text:span><text:span text:style-name="T89_36"><text:s/></text:span><text:span text:style-name="T89_37">and</text:span><text:span text:style-name="T89_38"><text:s/></text:span><text:span text:style-name="T89_39">everything</text:span><text:span text:style-name="T89_40"><text:s/></text:span><text:span text:style-name="T89_41">will</text:span><text:span text:style-name="T89_42"><text:s/></text:span><text:span text:style-name="T89_43">thus</text:span><text:span text:style-name="T89_44"><text:s/></text:span><text:span text:style-name="T89_45">be</text:span><text:span text:style-name="T89_46"><text:s/></text:span><text:span text:style-name="T89_47">scaled</text:span><text:span text:style-name="T89_48"><text:s/></text:span><text:span text:style-name="T89_49">accordingly</text:span><text:span text:style-name="T89_50">.</text:span></text:p>
      <text:p text:style-name="P90"><text:span text:style-name="T90_1">During</text:span><text:span text:style-name="T90_2"><text:s/></text:span><text:span text:style-name="T90_3">game</text:span><text:span text:style-name="T90_4">,<text:s/></text:span><text:span text:style-name="T90_5">GUI</text:span><text:span text:style-name="T90_6"><text:s/></text:span><text:span text:style-name="T90_7">will</text:span><text:span text:style-name="T90_8"><text:s/></text:span><text:span text:style-name="T90_9">be</text:span><text:span text:style-name="T90_10"><text:s/></text:span><text:span text:style-name="T90_11">limited</text:span><text:span text:style-name="T90_12"><text:s/></text:span><text:span text:style-name="T90_13">to</text:span><text:span text:style-name="T90_14"><text:s/></text:span><text:span text:style-name="T90_15">the</text:span><text:span text:style-name="T90_16"><text:s/></text:span><text:span text:style-name="T90_17">running</text:span><text:span text:style-name="T90_18"><text:s/></text:span><text:span text:style-name="T90_19">screen</text:span><text:span text:style-name="T90_20"><text:s/></text:span><text:span text:style-name="T90_21">with</text:span><text:span text:style-name="T90_22"><text:s/></text:span><text:span text:style-name="T90_23">the</text:span><text:span text:style-name="T90_24"><text:s/></text:span><text:span text:style-name="T90_25">display</text:span><text:span text:style-name="T90_26"><text:s/></text:span><text:span text:style-name="T90_27">of</text:span><text:span text:style-name="T90_28"><text:s/></text:span><text:span text:style-name="T90_29">health</text:span><text:span text:style-name="T90_30"><text:s/></text:span><text:span text:style-name="T90_31">bars</text:span><text:span text:style-name="T90_32">.<text:s/></text:span><text:span text:style-name="T90_33">Application</text:span><text:span text:style-name="T90_34"><text:s/></text:span><text:span text:style-name="T90_35">will</text:span><text:span text:style-name="T90_36"><text:s/></text:span><text:span text:style-name="T90_37">also</text:span><text:span text:style-name="T90_38"><text:s/></text:span><text:span text:style-name="T90_39">have</text:span><text:span text:style-name="T90_40"><text:s/></text:span><text:span text:style-name="T90_41">a</text:span><text:span text:style-name="T90_42"><text:s/></text:span><text:span text:style-name="T90_43">statistics</text:span><text:span text:style-name="T90_44"><text:s/></text:span><text:span text:style-name="T90_45">screen</text:span><text:span text:style-name="T90_46">,<text:s/></text:span><text:span text:style-name="T90_47">an</text:span><text:span text:style-name="T90_48"><text:s/>“</text:span><text:span text:style-name="T90_49">inactive</text:span><text:span text:style-name="T90_50"><text:s/></text:span><text:span text:style-name="T90_51">game</text:span><text:span text:style-name="T90_52">”<text:s/></text:span><text:span text:style-name="T90_53">screen</text:span><text:span text:style-name="T90_54">,<text:s/></text:span><text:span text:style-name="T90_55">which</text:span><text:span text:style-name="T90_56"><text:s/></text:span><text:span text:style-name="T90_57">is</text:span><text:span text:style-name="T90_58"><text:s/></text:span><text:span text:style-name="T90_59">similar</text:span><text:span text:style-name="T90_60"><text:s/></text:span><text:span text:style-name="T90_61">to</text:span><text:span text:style-name="T90_62"><text:s/></text:span><text:span text:style-name="T90_63">the</text:span><text:span text:style-name="T90_64"><text:s/></text:span><text:span text:style-name="T90_65">running</text:span><text:span text:style-name="T90_66"><text:s/></text:span><text:span text:style-name="T90_67">game</text:span><text:span text:style-name="T90_68"><text:s/></text:span><text:span text:style-name="T90_69">screen</text:span><text:span text:style-name="T90_70">,<text:s/></text:span><text:span text:style-name="T90_71">but</text:span><text:span text:style-name="T90_72"><text:s/></text:span><text:span text:style-name="T90_73">with</text:span><text:span text:style-name="T90_74"><text:s/></text:span><text:span text:style-name="T90_75">easy</text:span><text:span text:style-name="T90_76"><text:s/></text:span><text:span text:style-name="T90_77">directions</text:span><text:span text:style-name="T90_78"><text:s/></text:span><text:span text:style-name="T90_79">to</text:span><text:span text:style-name="T90_80"><text:s/></text:span><text:span text:style-name="T90_81">get</text:span><text:span text:style-name="T90_82"><text:s/></text:span><text:span text:style-name="T90_83">the</text:span><text:span text:style-name="T90_84"><text:s/></text:span><text:span text:style-name="T90_85">game</text:span><text:span text:style-name="T90_86"><text:s/></text:span><text:span text:style-name="T90_87">running</text:span><text:span text:style-name="T90_88">.<text:s/></text:span><text:span text:style-name="T90_89">There</text:span><text:span text:style-name="T90_90"><text:s/></text:span><text:span text:style-name="T90_91">will</text:span><text:span text:style-name="T90_92"><text:s/></text:span><text:span text:style-name="T90_93">also</text:span><text:span text:style-name="T90_94"><text:s/></text:span><text:span text:style-name="T90_95">be</text:span><text:span text:style-name="T90_96"><text:s/></text:span><text:span text:style-name="T90_97">a</text:span><text:span text:style-name="T90_98"><text:s/></text:span><text:span text:style-name="T90_99">settings</text:span><text:span text:style-name="T90_100"><text:s/></text:span><text:span text:style-name="T90_101">screen</text:span><text:span text:style-name="T90_102"><text:s/></text:span><text:span text:style-name="T90_103">in</text:span><text:span text:style-name="T90_104"><text:s/></text:span><text:span text:style-name="T90_105">which</text:span><text:span text:style-name="T90_106"><text:s/></text:span><text:span text:style-name="T90_107">the</text:span><text:span text:style-name="T90_108"><text:s/></text:span><text:span text:style-name="T90_109">user</text:span><text:span text:style-name="T90_110"><text:s/></text:span><text:span text:style-name="T90_111">will</text:span><text:span text:style-name="T90_112"><text:s/></text:span><text:span text:style-name="T90_113">be</text:span><text:span text:style-name="T90_114"><text:s/></text:span><text:span text:style-name="T90_115">able</text:span><text:span text:style-name="T90_116"><text:s/></text:span><text:span text:style-name="T90_117">to</text:span><text:span text:style-name="T90_118"><text:s/></text:span><text:span text:style-name="T90_119">modify</text:span><text:span text:style-name="T90_120"><text:s/></text:span><text:span text:style-name="T90_121">the</text:span><text:span text:style-name="T90_122"><text:s/></text:span><text:span text:style-name="T90_123">game</text:span><text:span text:style-name="T90_124">-</text:span><text:span text:style-name="T90_125">mechanics</text:span><text:span text:style-name="T90_126"><text:s/></text:span><text:span text:style-name="T90_127">and</text:span><text:span text:style-name="T90_128"><text:s/></text:span><text:span text:style-name="T90_129">save</text:span><text:span text:style-name="T90_130"><text:s/></text:span><text:span text:style-name="T90_131">them</text:span><text:span text:style-name="T90_132"><text:s/></text:span><text:span text:style-name="T90_133">between</text:span><text:span text:style-name="T90_134"><text:s/></text:span><text:span text:style-name="T90_135">sessions</text:span><text:span text:style-name="T90_13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